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, Menlo, 'DejaVu Sans Mono', 'Bitstream Vera Sans Mono', monospace"/>
    <style:font-face style:name="Inter" svg:font-family="Inter, 'Segoe UI', Roboto, 'Helvetica Neue', Arial, 'Noto Sans', 'Liberatio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Slab" svg:font-family="'Roboto Slab', Georgia, 'Times New Roman', Times, serif"/>
    <style:font-face style:name="var bs-font-monospace" svg:font-family="'var bs-font-monospace'"/>
  </office:font-face-decls>
  <office:automatic-styles>
    <style:style style:name="P1" style:family="paragraph" style:parent-style-name="Heading_20_1">
      <style:paragraph-properties fo:margin-left="0cm" fo:margin-right="0cm" fo:margin-top="0cm" fo:margin-bottom="0.247cm" style:contextual-spacing="false" fo:line-height="120%" fo:text-indent="0cm" style:auto-text-indent="false"/>
      <style:text-properties fo:color="#714b67" loext:opacity="100%" fo:font-weight="bold"/>
    </style:style>
    <style:style style:name="P2" style:family="paragraph" style:parent-style-name="Heading_20_2">
      <style:paragraph-properties fo:margin-left="0cm" fo:margin-right="0cm" fo:margin-top="0cm" fo:margin-bottom="0.247cm" style:contextual-spacing="false" fo:line-height="120%" fo:text-indent="0cm" style:auto-text-indent="false" fo:padding-left="0cm" fo:padding-right="0cm" fo:padding-top="0cm" fo:padding-bottom="0.049cm" fo:border-left="none" fo:border-right="none" fo:border-top="none" fo:border-bottom="0.06pt solid #d5d5d5"/>
      <style:text-properties fo:color="#282f33" loext:opacity="100%" style:font-name="Roboto Slab" fo:font-weight="bold"/>
    </style:style>
    <style:style style:name="P3" style:family="paragraph" style:parent-style-name="Heading_20_2">
      <style:paragraph-properties fo:margin-left="0cm" fo:margin-right="0cm" fo:margin-top="0cm" fo:margin-bottom="0.247cm" style:contextual-spacing="false" fo:line-height="120%" fo:text-indent="0cm" style:auto-text-indent="false" fo:padding-left="0cm" fo:padding-right="0cm" fo:padding-top="0cm" fo:padding-bottom="0.049cm" fo:border-left="none" fo:border-right="none" fo:border-top="none" fo:border-bottom="0.06pt solid #d5d5d5"/>
      <style:text-properties fo:color="#282f33" loext:opacity="100%" style:font-name="Roboto Slab" fo:font-weight="normal"/>
    </style:style>
    <style:style style:name="P4" style:family="paragraph" style:parent-style-name="Heading_20_2">
      <style:paragraph-properties fo:margin-left="0cm" fo:margin-right="0cm" fo:margin-top="0cm" fo:margin-bottom="0.247cm" style:contextual-spacing="false" fo:line-height="120%" fo:text-indent="0cm" style:auto-text-indent="false" fo:padding-left="0cm" fo:padding-right="0cm" fo:padding-top="0cm" fo:padding-bottom="0.049cm" fo:border-left="none" fo:border-right="none" fo:border-top="none" fo:border-bottom="0.06pt solid #d5d5d5"/>
      <style:text-properties fo:font-variant="normal" fo:text-transform="none" fo:color="#282f33" loext:opacity="100%" style:font-name="Roboto Slab" fo:font-style="normal" fo:font-weight="normal"/>
    </style:style>
    <style:style style:name="P5" style:family="paragraph" style:parent-style-name="Heading_20_3">
      <style:paragraph-properties fo:margin-left="0cm" fo:margin-right="0cm" fo:margin-top="0cm" fo:margin-bottom="0.247cm" style:contextual-spacing="false" fo:line-height="120%" fo:text-indent="0cm" style:auto-text-indent="false"/>
      <style:text-properties fo:font-weight="bold"/>
    </style:style>
    <style:style style:name="P6" style:family="paragraph" style:parent-style-name="Heading_20_3">
      <style:paragraph-properties fo:margin-left="0cm" fo:margin-right="0cm" fo:margin-top="0cm" fo:margin-bottom="0.247cm" style:contextual-spacing="false" fo:line-height="120%" fo:text-indent="0cm" style:auto-text-indent="false"/>
      <style:text-properties fo:font-weight="normal"/>
    </style:style>
    <style:style style:name="P7" style:family="paragraph" style:parent-style-name="Heading_20_3">
      <style:paragraph-properties fo:margin-left="0cm" fo:margin-right="0cm" fo:margin-top="0cm" fo:margin-bottom="0.247cm" style:contextual-spacing="false" fo:line-height="120%" fo:text-indent="0cm" style:auto-text-indent="false"/>
      <style:text-properties fo:font-variant="normal" fo:text-transform="none" fo:color="#282f33" loext:opacity="100%" style:font-name="Inter" fo:letter-spacing="normal" fo:font-style="normal" fo:font-weight="normal"/>
    </style:style>
    <style:style style:name="P8" style:family="paragraph" style:parent-style-name="Heading_20_3">
      <style:paragraph-properties fo:margin-left="0cm" fo:margin-right="0cm" fo:margin-top="0cm" fo:margin-bottom="0.247cm" style:contextual-spacing="false" fo:line-height="120%" fo:text-indent="0cm" style:auto-text-indent="false"/>
    </style:style>
    <style:style style:name="P9" style:family="paragraph" style:parent-style-name="Heading_20_5">
      <style:paragraph-properties fo:margin-left="0cm" fo:margin-right="0cm" fo:margin-top="0cm" fo:margin-bottom="0.247cm" style:contextual-spacing="false" fo:line-height="120%" fo:text-indent="0cm" style:auto-text-indent="false"/>
      <style:text-properties fo:text-transform="uppercase" fo:color="#282f33" loext:opacity="100%" fo:font-weight="bold"/>
    </style:style>
    <style:style style:name="P10" style:family="paragraph" style:parent-style-name="List_20_Contents" style:master-page-name="">
      <loext:graphic-properties draw:fill="none"/>
      <style:paragraph-properties fo:margin-left="0cm" fo:margin-right="0cm" fo:margin-top="0cm" fo:margin-bottom="0cm" style:contextual-spacing="false" fo:text-indent="0cm" style:auto-text-indent="false" style:page-number="auto" fo:background-color="transparent"/>
    </style:style>
    <style:style style:name="P11" style:family="paragraph" style:parent-style-name="List_20_Contents">
      <style:paragraph-properties fo:margin-left="1cm" fo:margin-right="0cm" fo:margin-top="0cm" fo:margin-bottom="0cm" style:contextual-spacing="false" fo:text-indent="0cm" style:auto-text-indent="false"/>
    </style:style>
    <style:style style:name="P12" style:family="paragraph" style:parent-style-name="List_20_Contents">
      <style:paragraph-properties fo:margin-left="1cm" fo:margin-right="0cm" fo:margin-top="0cm" fo:margin-bottom="0cm" style:contextual-spacing="false" fo:text-indent="0cm" style:auto-text-indent="false" fo:padding-left="0.049cm" fo:padding-right="0cm" fo:padding-top="0cm" fo:padding-bottom="0cm" fo:border-left="2.24pt solid #f2f2f2" fo:border-right="none" fo:border-top="none" fo:border-bottom="none"/>
    </style:style>
    <style:style style:name="P13" style:family="paragraph" style:parent-style-name="List_20_Contents">
      <style:paragraph-properties fo:margin-left="2cm" fo:margin-right="0cm" fo:margin-top="0cm" fo:margin-bottom="0cm" style:contextual-spacing="false" fo:text-indent="0cm" style:auto-text-indent="false" fo:padding-left="0.049cm" fo:padding-right="0cm" fo:padding-top="0cm" fo:padding-bottom="0cm" fo:border-left="2.24pt solid #f2f2f2" fo:border-right="none" fo:border-top="none" fo:border-bottom="none"/>
    </style:style>
    <style:style style:name="P14" style:family="paragraph" style:parent-style-name="List_20_Contents">
      <style:paragraph-properties fo:margin-left="3cm" fo:margin-right="0cm" fo:margin-top="0cm" fo:margin-bottom="0cm" style:contextual-spacing="false" fo:text-indent="0cm" style:auto-text-indent="false" fo:padding="0.049cm" fo:border="0.06pt solid #d5d5d5"/>
    </style:style>
    <style:style style:name="P15" style:family="paragraph" style:parent-style-name="List_20_Contents">
      <style:paragraph-properties fo:margin-left="3cm" fo:margin-right="0cm" fo:margin-top="0cm" fo:margin-bottom="0cm" style:contextual-spacing="false" fo:text-indent="0cm" style:auto-text-indent="false" fo:padding-left="0.049cm" fo:padding-right="0cm" fo:padding-top="0cm" fo:padding-bottom="0cm" fo:border-left="2.24pt solid #f2f2f2" fo:border-right="none" fo:border-top="none" fo:border-bottom="none"/>
    </style:style>
    <style:style style:name="P16" style:family="paragraph" style:parent-style-name="List_20_Contents" style:list-style-name="L4">
      <style:paragraph-properties fo:margin-left="1cm" fo:margin-right="0cm" fo:margin-top="0cm" fo:margin-bottom="0cm" style:contextual-spacing="false" fo:text-align="start" style:justify-single-word="false" fo:text-indent="0cm" style:auto-text-indent="false" fo:padding-left="0.049cm" fo:padding-right="0cm" fo:padding-top="0cm" fo:padding-bottom="0cm" fo:border-left="2.24pt solid #f2f2f2" fo:border-right="none" fo:border-top="none" fo:border-bottom="none"/>
    </style:style>
    <style:style style:name="P17" style:family="paragraph" style:parent-style-name="List_20_Contents" style:list-style-name="L5">
      <style:paragraph-properties fo:margin-left="3cm" fo:margin-right="0cm" fo:margin-top="0cm" fo:margin-bottom="0cm" style:contextual-spacing="false" fo:text-align="start" style:justify-single-word="false" fo:text-indent="0cm" style:auto-text-indent="false" fo:padding="0cm" fo:border="none"/>
    </style:style>
    <style:style style:name="P18" style:family="paragraph" style:parent-style-name="List_20_Contents" style:list-style-name="L5">
      <style:paragraph-properties fo:margin-left="5.001cm" fo:margin-right="0cm" fo:margin-top="0cm" fo:margin-bottom="0cm" style:contextual-spacing="false" fo:text-align="start" style:justify-single-word="false" fo:text-indent="0cm" style:auto-text-indent="false" fo:padding="0cm" fo:border="none"/>
    </style:style>
    <style:style style:name="P19" style:family="paragraph" style:parent-style-name="List_20_Contents" style:list-style-name="L6">
      <style:paragraph-properties fo:margin-left="3cm" fo:margin-right="0cm" fo:margin-top="0cm" fo:margin-bottom="0cm" style:contextual-spacing="false" fo:text-align="start" style:justify-single-word="false" fo:text-indent="0cm" style:auto-text-indent="false" fo:padding="0cm" fo:border="none"/>
    </style:style>
    <style:style style:name="P20" style:family="paragraph" style:parent-style-name="List_20_Contents" style:list-style-name="L7">
      <style:paragraph-properties fo:margin-left="3cm" fo:margin-right="0cm" fo:margin-top="0cm" fo:margin-bottom="0cm" style:contextual-spacing="false" fo:text-align="start" style:justify-single-word="false" fo:text-indent="0cm" style:auto-text-indent="false" fo:padding="0cm" fo:border="none"/>
    </style:style>
    <style:style style:name="P21" style:family="paragraph" style:parent-style-name="List_20_Contents">
      <style:paragraph-properties fo:margin-left="1cm" fo:margin-right="0cm" fo:margin-top="0cm" fo:margin-bottom="0cm" style:contextual-spacing="false" fo:text-indent="0cm" style:auto-text-indent="false"/>
      <style:text-properties officeooo:paragraph-rsid="0011e81d"/>
    </style:style>
    <style:style style:name="P22" style:family="paragraph" style:parent-style-name="List_20_Contents" style:master-page-name="">
      <loext:graphic-properties draw:fill="none"/>
      <style:paragraph-properties fo:margin-left="0cm" fo:margin-right="0cm" fo:margin-top="0cm" fo:margin-bottom="0cm" style:contextual-spacing="false" fo:text-indent="0cm" style:auto-text-indent="false" style:page-number="auto" fo:background-color="transparent"/>
      <style:text-properties officeooo:paragraph-rsid="0011e81d"/>
    </style:style>
    <style:style style:name="P23" style:family="paragraph" style:parent-style-name="List_20_Contents">
      <loext:graphic-properties draw:fill="none"/>
      <style:paragraph-properties fo:margin-left="0cm" fo:margin-right="0cm" fo:margin-top="0cm" fo:margin-bottom="0cm" style:contextual-spacing="false" fo:text-indent="0cm" style:auto-text-indent="false" fo:background-color="transparent"/>
      <style:text-properties officeooo:paragraph-rsid="0011e81d"/>
    </style:style>
    <style:style style:name="P24" style:family="paragraph" style:parent-style-name="List_20_Contents">
      <style:paragraph-properties fo:margin-left="0cm" fo:margin-right="0cm" fo:margin-top="0cm" fo:margin-bottom="0cm" style:contextual-spacing="false" fo:orphans="2" fo:widows="2" fo:text-indent="0cm" style:auto-text-indent="false" fo:padding-left="0.049cm" fo:padding-right="0cm" fo:padding-top="0cm" fo:padding-bottom="0cm" fo:border-left="2.24pt solid #f2f2f2" fo:border-right="none" fo:border-top="none" fo:border-bottom="none"/>
      <style:text-properties style:font-name="Inter" fo:font-weight="normal"/>
    </style:style>
    <style:style style:name="P25" style:family="paragraph" style:parent-style-name="List_20_Contents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26" style:family="paragraph" style:parent-style-name="List_20_Heading">
      <style:paragraph-properties fo:margin-left="0cm" fo:margin-right="0cm" fo:margin-top="0cm" fo:margin-bottom="0.247cm" style:contextual-spacing="false" fo:text-indent="0cm" style:auto-text-indent="false"/>
    </style:style>
    <style:style style:name="P27" style:family="paragraph" style:parent-style-name="List_20_Heading">
      <style:paragraph-properties fo:margin-left="0cm" fo:margin-right="0cm" fo:margin-top="0cm" fo:margin-bottom="0.247cm" style:contextual-spacing="false" fo:text-indent="0cm" style:auto-text-indent="false"/>
      <style:text-properties style:font-name="Consolas" fo:font-weight="bold" fo:background-color="#f2f2f2"/>
    </style:style>
    <style:style style:name="P28" style:family="paragraph" style:parent-style-name="List_20_Heading">
      <style:paragraph-properties fo:margin-left="1cm" fo:margin-right="0cm" fo:margin-top="0cm" fo:margin-bottom="0cm" style:contextual-spacing="false" fo:text-indent="0cm" style:auto-text-indent="false" fo:padding-left="0.049cm" fo:padding-right="0cm" fo:padding-top="0cm" fo:padding-bottom="0cm" fo:border-left="2.24pt solid #f2f2f2" fo:border-right="none" fo:border-top="none" fo:border-bottom="none"/>
      <style:text-properties style:font-name="Consolas" fo:font-weight="bold" fo:background-color="#f2f2f2"/>
    </style:style>
    <style:style style:name="P29" style:family="paragraph" style:parent-style-name="List_20_Heading">
      <style:paragraph-properties fo:margin-left="2cm" fo:margin-right="0cm" fo:margin-top="0cm" fo:margin-bottom="0cm" style:contextual-spacing="false" fo:text-indent="0cm" style:auto-text-indent="false" fo:padding-left="0.049cm" fo:padding-right="0cm" fo:padding-top="0cm" fo:padding-bottom="0cm" fo:border-left="2.24pt solid #f2f2f2" fo:border-right="none" fo:border-top="none" fo:border-bottom="none"/>
      <style:text-properties style:font-name="Consolas" fo:font-weight="bold" fo:background-color="#f2f2f2"/>
    </style:style>
    <style:style style:name="P30" style:family="paragraph" style:parent-style-name="List_20_Heading">
      <style:paragraph-properties fo:margin-left="1cm" fo:margin-right="0cm" fo:margin-top="0cm" fo:margin-bottom="0cm" style:contextual-spacing="false" fo:text-indent="0cm" style:auto-text-indent="false" fo:padding-left="0.049cm" fo:padding-right="0cm" fo:padding-top="0cm" fo:padding-bottom="0cm" fo:border-left="2.24pt solid #f2f2f2" fo:border-right="none" fo:border-top="none" fo:border-bottom="none"/>
      <style:text-properties style:font-name="Consolas" fo:font-weight="bold"/>
    </style:style>
    <style:style style:name="P31" style:family="paragraph" style:parent-style-name="List_20_Heading">
      <style:paragraph-properties fo:margin-left="2cm" fo:margin-right="0cm" fo:margin-top="0cm" fo:margin-bottom="0cm" style:contextual-spacing="false" fo:text-indent="0cm" style:auto-text-indent="false" fo:padding="0cm" fo:border="none"/>
      <style:text-properties fo:font-weight="bold"/>
    </style:style>
    <style:style style:name="P32" style:family="paragraph" style:parent-style-name="List_20_Heading" style:list-style-name="L5">
      <style:paragraph-properties fo:margin-left="4.001cm" fo:margin-right="0cm" fo:margin-top="0cm" fo:margin-bottom="0cm" style:contextual-spacing="false" fo:text-align="start" style:justify-single-word="false" fo:text-indent="0cm" style:auto-text-indent="false" fo:padding="0cm" fo:border="none"/>
    </style:style>
    <style:style style:name="P33" style:family="paragraph" style:parent-style-name="List_20_Heading">
      <style:paragraph-properties fo:margin-right="0cm" fo:margin-top="0cm" fo:margin-bottom="0.247cm" style:contextual-spacing="false" fo:text-indent="0cm" style:auto-text-indent="false"/>
      <style:text-properties fo:font-variant="normal" fo:text-transform="none" fo:color="#282f33" loext:opacity="100%" style:font-name="Consolas" fo:font-size="11.25pt" fo:letter-spacing="normal" fo:font-style="normal" fo:font-weight="bold" fo:background-color="#f2f2f2"/>
    </style:style>
    <style:style style:name="P34" style:family="paragraph" style:parent-style-name="Preformatted_20_Text">
      <style:paragraph-properties fo:margin-left="1cm" fo:margin-right="0cm" fo:margin-top="0cm" fo:margin-bottom="0cm" style:contextual-spacing="false" fo:text-indent="0cm" style:auto-text-indent="false" fo:padding-left="0.049cm" fo:padding-right="0cm" fo:padding-top="0cm" fo:padding-bottom="0cm" fo:border-left="2.24pt solid #f2f2f2" fo:border-right="none" fo:border-top="none" fo:border-bottom="none"/>
    </style:style>
    <style:style style:name="P35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style:font-name="var bs-font-monospace" fo:background-color="#f8f8f8" loext:padding="0cm" loext:border="none"/>
    </style:style>
    <style:style style:name="P36" style:family="paragraph" style:parent-style-name="Preformatted_20_Text">
      <style:paragraph-properties fo:margin-left="1cm" fo:margin-right="0cm" fo:margin-top="0cm" fo:margin-bottom="0cm" style:contextual-spacing="false" fo:text-indent="0cm" style:auto-text-indent="false" fo:padding-left="0.049cm" fo:padding-right="0cm" fo:padding-top="0cm" fo:padding-bottom="0cm" fo:border-left="2.24pt solid #f2f2f2" fo:border-right="none" fo:border-top="none" fo:border-bottom="none"/>
      <style:text-properties style:font-name="var bs-font-monospace" fo:font-weight="bold" officeooo:paragraph-rsid="00214642"/>
    </style:style>
    <style:style style:name="P37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background-color="#f8f8f8" loext:padding="0cm" loext:border="none"/>
    </style:style>
    <style:style style:name="P38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008000" loext:opacity="100%" style:font-name="var bs-font-monospace" fo:font-weight="bold" fo:background-color="#f8f8f8" loext:padding="0cm" loext:border="none"/>
    </style:style>
    <style:style style:name="P39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008000" loext:opacity="100%" style:font-name="var bs-font-monospace" fo:font-weight="bold" fo:background-color="#ffffff" loext:padding-left="0.049cm" loext:padding-right="0cm" loext:padding-top="0.049cm" loext:padding-bottom="0.049cm" loext:border-left="0.06pt solid #000000" loext:border-right="none" loext:border-top="0.06pt solid #000000" loext:border-bottom="0.06pt solid #000000"/>
    </style:style>
    <style:style style:name="P40" style:family="paragraph" style:parent-style-name="Preformatted_20_Text">
      <style:paragraph-properties fo:margin-left="1cm" fo:margin-right="0cm" fo:margin-top="0cm" fo:margin-bottom="0cm" style:contextual-spacing="false" fo:text-indent="0cm" style:auto-text-indent="false" fo:padding-left="0.049cm" fo:padding-right="0cm" fo:padding-top="0cm" fo:padding-bottom="0cm" fo:border-left="2.24pt solid #f2f2f2" fo:border-right="none" fo:border-top="none" fo:border-bottom="none"/>
      <style:text-properties fo:color="#008000" loext:opacity="100%" style:font-name="var bs-font-monospace" fo:font-weight="bold" fo:background-color="#ffffff" loext:padding-left="0.049cm" loext:padding-right="0cm" loext:padding-top="0.049cm" loext:padding-bottom="0.049cm" loext:border-left="0.06pt solid #000000" loext:border-right="none" loext:border-top="0.06pt solid #000000" loext:border-bottom="0.06pt solid #000000"/>
    </style:style>
    <style:style style:name="P41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31573a" loext:opacity="100%" style:font-name="var bs-font-monospace" fo:background-color="#ffffff" loext:padding-left="0.049cm" loext:padding-right="0cm" loext:padding-top="0.049cm" loext:padding-bottom="0.049cm" loext:border-left="0.06pt solid #000000" loext:border-right="none" loext:border-top="0.06pt solid #000000" loext:border-bottom="0.06pt solid #000000"/>
    </style:style>
    <style:style style:name="P42" style:family="paragraph" style:parent-style-name="Preformatted_20_Text">
      <style:paragraph-properties fo:margin-left="1cm" fo:margin-right="0cm" fo:margin-top="0cm" fo:margin-bottom="0cm" style:contextual-spacing="false" fo:text-indent="0cm" style:auto-text-indent="false" fo:padding-left="0.049cm" fo:padding-right="0cm" fo:padding-top="0cm" fo:padding-bottom="0cm" fo:border-left="2.24pt solid #f2f2f2" fo:border-right="none" fo:border-top="none" fo:border-bottom="none"/>
      <style:text-properties fo:color="#31573a" loext:opacity="100%" style:font-name="var bs-font-monospace" fo:background-color="#ffffff" loext:padding-left="0.049cm" loext:padding-right="0cm" loext:padding-top="0.049cm" loext:padding-bottom="0.049cm" loext:border-left="0.06pt solid #000000" loext:border-right="none" loext:border-top="0.06pt solid #000000" loext:border-bottom="0.06pt solid #000000"/>
    </style:style>
    <style:style style:name="P43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31573a" loext:opacity="100%" fo:background-color="#ffffff" loext:padding-left="0.049cm" loext:padding-right="0cm" loext:padding-top="0.049cm" loext:padding-bottom="0.049cm" loext:border-left="0.06pt solid #000000" loext:border-right="none" loext:border-top="0.06pt solid #000000" loext:border-bottom="0.06pt solid #000000"/>
    </style:style>
    <style:style style:name="P44" style:family="paragraph" style:parent-style-name="Preformatted_20_Text">
      <style:paragraph-properties fo:margin-left="1cm" fo:margin-right="0cm" fo:margin-top="0cm" fo:margin-bottom="0cm" style:contextual-spacing="false" fo:text-indent="0cm" style:auto-text-indent="false" fo:padding-left="0.049cm" fo:padding-right="0cm" fo:padding-top="0cm" fo:padding-bottom="0cm" fo:border-left="2.24pt solid #f2f2f2" fo:border-right="none" fo:border-top="none" fo:border-bottom="none"/>
      <style:text-properties fo:color="#31573a" loext:opacity="100%" fo:background-color="#ffffff" loext:padding-left="0.049cm" loext:padding-right="0cm" loext:padding-top="0.049cm" loext:padding-bottom="0.049cm" loext:border-left="0.06pt solid #000000" loext:border-right="none" loext:border-top="0.06pt solid #000000" loext:border-bottom="0.06pt solid #000000"/>
    </style:style>
    <style:style style:name="P45" style:family="paragraph" style:parent-style-name="Preformatted_20_Text">
      <style:paragraph-properties fo:margin-left="0cm" fo:margin-right="0cm" fo:margin-top="0cm" fo:margin-bottom="0cm" style:contextual-spacing="false"/>
    </style:style>
    <style:style style:name="P46" style:family="paragraph" style:parent-style-name="Standard">
      <style:paragraph-properties fo:margin-left="0cm" fo:margin-right="0cm" fo:margin-top="0cm" fo:margin-bottom="0.247cm" style:contextual-spacing="false" fo:text-indent="0cm" style:auto-text-indent="false"/>
    </style:style>
    <style:style style:name="P47" style:family="paragraph" style:parent-style-name="Text_20_body">
      <style:paragraph-properties fo:margin-left="0cm" fo:margin-right="0cm" fo:text-indent="0cm" style:auto-text-indent="false"/>
    </style:style>
    <style:style style:name="P48" style:family="paragraph" style:parent-style-name="Text_20_body">
      <style:paragraph-properties fo:margin-left="0cm" fo:margin-right="0cm" fo:margin-top="0cm" fo:margin-bottom="0.247cm" style:contextual-spacing="false" fo:text-indent="0cm" style:auto-text-indent="false"/>
    </style:style>
    <style:style style:name="P49" style:family="paragraph" style:parent-style-name="Text_20_body">
      <style:paragraph-properties fo:margin-left="0cm" fo:margin-right="0cm" fo:margin-top="0cm" fo:margin-bottom="0.265cm" style:contextual-spacing="false" fo:text-indent="0cm" style:auto-text-indent="false"/>
      <style:text-properties fo:color="#014c4f" loext:opacity="100%" fo:background-color="#cce5e6" loext:padding="0cm" loext:border="none"/>
    </style:style>
    <style:style style:name="P50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014c4f" loext:opacity="100%" fo:background-color="#cce5e6" loext:padding="0cm" loext:border="none"/>
    </style:style>
    <style:style style:name="P51" style:family="paragraph" style:parent-style-name="Text_20_body" style:list-style-name="L3">
      <style:paragraph-properties fo:margin-left="0cm" fo:margin-right="0cm" fo:margin-top="0cm" fo:margin-bottom="0.265cm" style:contextual-spacing="false" fo:text-align="start" style:justify-single-word="false" fo:text-indent="0cm" style:auto-text-indent="false"/>
      <style:text-properties fo:color="#014c4f" loext:opacity="100%" fo:background-color="#cce5e6" loext:padding="0cm" loext:border="none"/>
    </style:style>
    <style:style style:name="P52" style:family="paragraph" style:parent-style-name="Text_20_body" style:list-style-name="L3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14c4f" loext:opacity="100%" fo:background-color="#cce5e6" loext:padding="0cm" loext:border="none"/>
    </style:style>
    <style:style style:name="P53" style:family="paragraph" style:parent-style-name="Text_20_body" style:list-style-name="L1">
      <style:paragraph-properties fo:margin-left="0cm" fo:margin-right="0cm" fo:margin-top="0cm" fo:margin-bottom="0cm" style:contextual-spacing="false" fo:text-align="start" style:justify-single-word="false" fo:text-indent="0cm" style:auto-text-indent="false"/>
    </style:style>
    <style:style style:name="P54" style:family="paragraph" style:parent-style-name="Text_20_body" style:list-style-name="L2">
      <style:paragraph-properties fo:margin-left="0cm" fo:margin-right="0cm" fo:margin-top="0cm" fo:margin-bottom="0cm" style:contextual-spacing="false" fo:text-align="start" style:justify-single-word="false" fo:text-indent="0cm" style:auto-text-indent="false"/>
    </style:style>
    <style:style style:name="P55" style:family="paragraph" style:parent-style-name="Text_20_body" style:list-style-name="L3">
      <style:paragraph-properties fo:margin-left="0cm" fo:margin-right="0cm" fo:margin-top="0cm" fo:margin-bottom="0.247cm" style:contextual-spacing="false" fo:text-align="start" style:justify-single-word="false" fo:text-indent="0cm" style:auto-text-indent="false"/>
    </style:style>
    <style:style style:name="P56" style:family="paragraph" style:parent-style-name="Text_20_body" style:list-style-name="L3">
      <style:paragraph-properties fo:margin-left="0cm" fo:margin-right="0cm" fo:margin-top="0cm" fo:margin-bottom="0cm" style:contextual-spacing="false" fo:text-align="start" style:justify-single-word="false" fo:text-indent="0cm" style:auto-text-indent="false"/>
    </style:style>
    <style:style style:name="P57" style:family="paragraph" style:parent-style-name="Text_20_body" style:list-style-name="L8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/>
    </style:style>
    <style:style style:name="P58" style:family="paragraph" style:parent-style-name="Text_20_body">
      <style:paragraph-properties fo:margin-left="0cm" fo:margin-right="0cm" fo:margin-top="0cm" fo:margin-bottom="0.265cm" style:contextual-spacing="false" fo:text-indent="0cm" style:auto-text-indent="false"/>
      <style:text-properties fo:color="#31573a" loext:opacity="100%" fo:background-color="#dce9df" loext:padding="0cm" loext:border="none"/>
    </style:style>
    <style:style style:name="P59" style:family="paragraph" style:parent-style-name="Text_20_body">
      <style:paragraph-properties fo:margin-left="1cm" fo:margin-right="0cm" fo:margin-top="0cm" fo:margin-bottom="0.265cm" style:contextual-spacing="false" fo:text-indent="0cm" style:auto-text-indent="false" fo:padding-left="0.049cm" fo:padding-right="0cm" fo:padding-top="0cm" fo:padding-bottom="0cm" fo:border-left="2.24pt solid #f2f2f2" fo:border-right="none" fo:border-top="none" fo:border-bottom="none"/>
      <style:text-properties fo:color="#31573a" loext:opacity="100%" fo:background-color="#dce9df" loext:padding="0cm" loext:border="none"/>
    </style:style>
    <style:style style:name="T1" style:family="text">
      <style:text-properties style:text-line-through-style="none" style:text-line-through-type="none" style:text-underline-style="none" style:text-blinking="false"/>
    </style:style>
    <style:style style:name="T2" style:family="text">
      <style:text-properties style:text-line-through-style="none" style:text-line-through-type="none" style:text-underline-style="none" fo:font-weight="bold" style:text-blinking="false"/>
    </style:style>
    <style:style style:name="T3" style:family="text">
      <style:text-properties style:text-line-through-style="none" style:text-line-through-type="none" style:text-underline-style="none" fo:font-weight="bold" style:text-blinking="false" loext:padding="0cm" loext:border="none"/>
    </style:style>
    <style:style style:name="T4" style:family="text">
      <style:text-properties style:text-line-through-style="none" style:text-line-through-type="none" style:font-name="Consolas" style:text-underline-style="none" fo:font-weight="bold" style:text-blinking="false"/>
    </style:style>
    <style:style style:name="T5" style:family="text">
      <style:text-properties style:text-line-through-style="none" style:text-line-through-type="none" style:font-name="Consolas" style:text-underline-style="none" fo:font-weight="bold" style:text-blinking="false" fo:background-color="transparent" loext:char-shading-value="0" loext:padding="0cm" loext:border="none"/>
    </style:style>
    <style:style style:name="T6" style:family="text">
      <style:text-properties fo:color="#008000" loext:opacity="100%" fo:font-weight="bold"/>
    </style:style>
    <style:style style:name="T7" style:family="text">
      <style:text-properties fo:color="#008000" loext:opacity="100%" style:font-name="var bs-font-monospace" fo:font-weight="bold"/>
    </style:style>
    <style:style style:name="T8" style:family="text">
      <style:text-properties fo:color="#008000" loext:opacity="100%" fo:background-color="#ffffff" loext:char-shading-value="0" loext:padding-left="0.049cm" loext:padding-right="0cm" loext:padding-top="0.049cm" loext:padding-bottom="0.049cm" loext:border-left="0.06pt solid #000000" loext:border-right="none" loext:border-top="0.06pt solid #000000" loext:border-bottom="0.06pt solid #000000"/>
    </style:style>
    <style:style style:name="T9" style:family="text">
      <style:text-properties fo:font-weight="bold"/>
    </style:style>
    <style:style style:name="T10" style:family="text">
      <style:text-properties fo:font-weight="bold" fo:background-color="#f2f2f2" loext:char-shading-value="0"/>
    </style:style>
    <style:style style:name="T11" style:family="text">
      <style:text-properties fo:color="#2c2cff" loext:opacity="100%"/>
    </style:style>
    <style:style style:name="T12" style:family="text">
      <style:text-properties fo:color="#2c2cff" loext:opacity="100%" style:font-name="var bs-font-monospace"/>
    </style:style>
    <style:style style:name="T13" style:family="text">
      <style:text-properties fo:color="#800080" loext:opacity="100%"/>
    </style:style>
    <style:style style:name="T14" style:family="text">
      <style:text-properties fo:color="#800080" loext:opacity="100%" style:font-name="var bs-font-monospace"/>
    </style:style>
    <style:style style:name="T15" style:family="text">
      <style:text-properties style:font-name="var bs-font-monospace"/>
    </style:style>
    <style:style style:name="T16" style:family="text">
      <style:text-properties fo:color="#ffffff" loext:opacity="100%" fo:font-weight="bold" fo:background-color="#714b67" loext:char-shading-value="0" loext:padding="0cm" loext:border="none"/>
    </style:style>
    <style:style style:name="T17" style:family="text">
      <style:text-properties fo:background-color="#f2f2f2" loext:char-shading-value="0"/>
    </style:style>
    <style:style style:name="T18" style:family="text">
      <style:text-properties style:font-name="Consolas" fo:background-color="#f2f2f2" loext:char-shading-value="0"/>
    </style:style>
    <style:style style:name="T19" style:family="text">
      <style:text-properties style:font-name="Consolas" fo:background-color="#f2f2f2" loext:char-shading-value="0" loext:padding="0cm" loext:border="none"/>
    </style:style>
    <style:style style:name="T20" style:family="text">
      <style:text-properties style:font-name="Consolas" fo:font-weight="bold"/>
    </style:style>
    <style:style style:name="T21" style:family="text">
      <style:text-properties style:font-name="Consolas" fo:font-weight="bold" loext:padding-left="0cm" loext:padding-right="0cm" loext:padding-top="0cm" loext:padding-bottom="0.049cm" loext:border-left="none" loext:border-right="none" loext:border-top="none" loext:border-bottom="2.24pt solid #f2f2f2"/>
    </style:style>
    <style:style style:name="T22" style:family="text">
      <style:text-properties style:font-name="Consolas" fo:font-weight="bold" fo:background-color="#f2f2f2" loext:char-shading-value="0"/>
    </style:style>
    <style:style style:name="T23" style:family="text">
      <style:text-properties style:font-name="Consolas" fo:font-weight="bold" fo:background-color="#f2f2f2" loext:char-shading-value="0" loext:padding="0cm" loext:border="none"/>
    </style:style>
    <style:style style:name="T24" style:family="text">
      <style:text-properties style:font-name="Consolas" fo:font-weight="bold" fo:background-color="transparent" loext:char-shading-value="0" loext:padding="0cm" loext:border="none"/>
    </style:style>
    <style:style style:name="T25" style:family="text">
      <style:text-properties fo:color="#014c4f" loext:opacity="100%" style:font-name="Consolas" fo:background-color="#ffffff" loext:char-shading-value="0" loext:padding="0.049cm" loext:border="0.06pt solid #000000"/>
    </style:style>
    <style:style style:name="T26" style:family="text">
      <style:text-properties fo:color="#014c4f" loext:opacity="100%" fo:background-color="#cce5e6" loext:char-shading-value="0" loext:padding="0cm" loext:border="none"/>
    </style:style>
    <style:style style:name="T27" style:family="text">
      <style:text-properties fo:color="#282f33" loext:opacity="100%" style:text-line-through-style="none" style:text-line-through-type="none" style:text-underline-style="none" fo:font-weight="normal" style:text-blinking="false" loext:padding="0cm" loext:border="none"/>
    </style:style>
    <style:style style:name="T28" style:family="text">
      <style:text-properties fo:color="#282f33" loext:opacity="100%" style:text-line-through-style="none" style:text-line-through-type="none" style:font-name="Consolas" fo:font-size="10.5pt" fo:letter-spacing="normal" style:text-underline-style="none" fo:font-weight="bold" style:text-blinking="false" loext:padding-left="0cm" loext:padding-right="0cm" loext:padding-top="0cm" loext:padding-bottom="0.049cm" loext:border-left="none" loext:border-right="none" loext:border-top="none" loext:border-bottom="2.24pt solid #f2f2f2"/>
    </style:style>
    <style:style style:name="T29" style:family="text">
      <style:text-properties fo:color="#282f33" loext:opacity="100%" style:font-name="Consolas" fo:font-size="10.5pt" fo:letter-spacing="normal" fo:font-weight="normal" fo:background-color="#f2f2f2" loext:char-shading-value="0"/>
    </style:style>
    <style:style style:name="T30" style:family="text">
      <style:text-properties fo:font-variant="normal" fo:text-transform="none" style:text-line-through-style="none" style:text-line-through-type="none" style:font-name="Inter" fo:font-size="12pt" fo:letter-spacing="normal" fo:font-style="normal" style:text-underline-style="none" fo:font-weight="normal" style:text-blinking="false"/>
    </style:style>
    <style:style style:name="T31" style:family="text">
      <style:text-properties fo:font-variant="normal" fo:text-transform="none" style:text-line-through-style="none" style:text-line-through-type="none" style:font-name="Inter" fo:font-size="10.5pt" fo:letter-spacing="normal" fo:font-style="normal" style:text-underline-style="none" fo:font-weight="normal" style:text-blinking="false"/>
    </style:style>
    <style:style style:name="T32" style:family="text">
      <style:text-properties fo:font-variant="normal" fo:text-transform="none" style:text-line-through-style="none" style:text-line-through-type="none" style:font-name="Consolas" fo:font-size="10.5pt" fo:letter-spacing="normal" fo:font-style="normal" style:text-underline-style="none" fo:font-weight="normal" style:text-blinking="false"/>
    </style:style>
    <style:style style:name="T33" style:family="text">
      <style:text-properties fo:font-variant="normal" fo:text-transform="none" fo:color="#282f33" loext:opacity="100%" style:text-line-through-style="none" style:text-line-through-type="none" fo:letter-spacing="normal" style:text-underline-style="none" fo:font-weight="bold" style:text-blinking="false"/>
    </style:style>
    <style:style style:name="T34" style:family="text">
      <style:text-properties fo:font-variant="normal" fo:text-transform="none" fo:color="#282f33" loext:opacity="100%" style:text-line-through-style="none" style:text-line-through-type="none" style:font-name="Consolas" fo:font-size="10.5pt" fo:letter-spacing="normal" fo:font-style="normal" style:text-underline-style="none" fo:font-weight="normal" style:text-blinking="false" fo:background-color="#f2f2f2" loext:char-shading-value="0"/>
    </style:style>
    <style:style style:name="T35" style:family="text">
      <style:text-properties fo:font-variant="normal" fo:text-transform="none" fo:color="#282f33" loext:opacity="100%" style:text-line-through-style="none" style:text-line-through-type="none" style:font-name="Consolas" fo:letter-spacing="normal" fo:font-style="normal" style:text-underline-style="none" fo:font-weight="normal" style:text-blinking="false" fo:background-color="#f2f2f2" loext:char-shading-value="0"/>
    </style:style>
    <style:style style:name="T36" style:family="text">
      <style:text-properties fo:font-variant="normal" fo:text-transform="none" fo:color="#282f33" loext:opacity="100%" style:text-line-through-style="none" style:text-line-through-type="none" style:font-name="Inter" fo:font-size="10.5pt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37" style:family="text">
      <style:text-properties fo:font-variant="normal" fo:text-transform="none" fo:color="#282f33" loext:opacity="100%" fo:font-size="12pt" fo:letter-spacing="normal" fo:font-style="normal"/>
    </style:style>
    <style:style style:name="T38" style:family="text">
      <style:text-properties fo:font-variant="normal" fo:text-transform="none" fo:color="#282f33" loext:opacity="100%" style:font-name="Inter" fo:font-size="12pt" fo:letter-spacing="normal" fo:font-style="normal" fo:background-color="#f2f2f2" loext:char-shading-value="0"/>
    </style:style>
    <style:style style:name="T39" style:family="text">
      <style:text-properties fo:font-variant="normal" fo:text-transform="none" fo:color="#282f33" loext:opacity="100%" style:font-name="Inter" fo:font-size="12pt" fo:letter-spacing="normal" fo:font-style="normal" fo:font-weight="normal"/>
    </style:style>
    <style:style style:name="T40" style:family="text">
      <style:text-properties fo:font-variant="normal" fo:text-transform="none" fo:color="#282f33" loext:opacity="100%" style:font-name="Inter" fo:font-size="10.5pt" fo:letter-spacing="normal" fo:font-style="normal"/>
    </style:style>
    <style:style style:name="T41" style:family="text">
      <style:text-properties fo:font-variant="normal" fo:text-transform="none" fo:color="#282f33" loext:opacity="100%" style:font-name="Inter" fo:font-size="10.5pt" fo:letter-spacing="normal" fo:font-style="normal" fo:font-weight="normal"/>
    </style:style>
    <style:style style:name="T42" style:family="text">
      <style:text-properties fo:font-variant="normal" fo:text-transform="none" fo:color="#282f33" loext:opacity="100%" style:font-name="Inter" fo:letter-spacing="normal" fo:font-style="normal"/>
    </style:style>
    <style:style style:name="T43" style:family="text">
      <style:text-properties fo:font-variant="normal" fo:text-transform="none" fo:color="#282f33" loext:opacity="100%" style:font-name="Inter" fo:letter-spacing="normal" fo:font-style="normal" fo:font-weight="bold" style:font-weight-asian="bold" style:font-weight-complex="bold"/>
    </style:style>
    <style:style style:name="T44" style:family="text">
      <style:text-properties fo:font-variant="normal" fo:text-transform="none" fo:color="#282f33" loext:opacity="100%" style:font-name="Inter" fo:letter-spacing="normal" fo:font-style="normal" fo:font-weight="normal"/>
    </style:style>
    <style:style style:name="T45" style:family="text">
      <style:text-properties fo:font-variant="normal" fo:text-transform="none" fo:color="#282f33" loext:opacity="100%" style:font-name="Inter" fo:letter-spacing="normal" fo:font-style="normal" style:font-weight-asian="bold" style:font-weight-complex="bold"/>
    </style:style>
    <style:style style:name="T46" style:family="text">
      <style:text-properties fo:font-variant="normal" fo:text-transform="none" fo:color="#282f33" loext:opacity="100%" fo:letter-spacing="normal" fo:font-style="normal" fo:background-color="#f2f2f2" loext:char-shading-value="0"/>
    </style:style>
    <style:style style:name="T47" style:family="text">
      <style:text-properties fo:font-variant="normal" fo:text-transform="none" fo:color="#282f33" loext:opacity="100%" fo:letter-spacing="normal" fo:font-style="normal" fo:font-weight="normal"/>
    </style:style>
    <style:style style:name="T48" style:family="text">
      <style:text-properties fo:font-variant="normal" fo:text-transform="none" fo:color="#282f33" loext:opacity="100%" fo:font-size="11.25pt" fo:letter-spacing="normal" fo:font-style="normal"/>
    </style:style>
    <style:style style:name="T49" style:family="text">
      <style:text-properties fo:font-variant="normal" fo:text-transform="none" fo:color="#282f33" loext:opacity="100%" style:font-name="Consolas" fo:letter-spacing="normal" fo:font-style="normal" fo:font-weight="normal" fo:background-color="#f2f2f2" loext:char-shading-value="0"/>
    </style:style>
    <style:style style:name="T50" style:family="text">
      <style:text-properties fo:font-variant="normal" fo:text-transform="none" fo:color="#282f33" loext:opacity="100%" style:font-name="Consolas" fo:letter-spacing="normal" fo:font-style="normal" fo:font-weight="bold" fo:background-color="#f2f2f2" loext:char-shading-value="0"/>
    </style:style>
    <style:style style:name="T51" style:family="text">
      <style:text-properties fo:font-variant="normal" fo:text-transform="none" fo:color="#282f33" loext:opacity="100%" style:font-name="Consolas" fo:font-size="10.5pt" fo:letter-spacing="normal" fo:font-style="normal" fo:font-weight="bold" fo:background-color="#f2f2f2" loext:char-shading-value="0"/>
    </style:style>
    <style:style style:name="T52" style:family="text">
      <style:text-properties fo:font-variant="normal" fo:text-transform="none" fo:color="#282f33" loext:opacity="100%" style:font-name="Consolas" fo:font-size="10.5pt" fo:letter-spacing="normal" fo:font-style="normal" fo:font-weight="normal" fo:background-color="#f2f2f2" loext:char-shading-value="0"/>
    </style:style>
    <style:style style:name="T53" style:family="text">
      <style:text-properties fo:font-variant="normal" fo:text-transform="none" fo:color="#ffffff" loext:opacity="100%" style:text-line-through-style="none" style:text-line-through-type="none" style:font-name="Inter" fo:letter-spacing="normal" fo:font-style="normal" style:text-underline-style="none" fo:font-weight="normal" style:text-blinking="false" loext:padding="0cm" loext:border="none"/>
    </style:style>
    <style:style style:name="T54" style:family="text">
      <style:text-properties fo:font-variant="normal" fo:text-transform="none" fo:font-style="normal"/>
    </style:style>
    <style:style style:name="T55" style:family="text">
      <style:text-properties fo:font-variant="normal" fo:text-transform="none" fo:font-style="normal" fo:font-weight="bold" style:font-weight-asian="bold" style:font-weight-complex="bold"/>
    </style:style>
    <style:style style:name="T56" style:family="text">
      <style:text-properties fo:font-variant="normal" fo:text-transform="none" fo:font-style="normal" style:font-weight-asian="bold" style:font-weight-complex="bold"/>
    </style:style>
    <style:style style:name="T57" style:family="text">
      <style:text-properties fo:font-variant="normal" fo:text-transform="none" fo:color="#008000" loext:opacity="100%" style:font-name="Consolas" fo:letter-spacing="normal" fo:font-style="normal" fo:font-weight="normal" fo:background-color="#ffffff" loext:char-shading-value="0" loext:padding-left="0.049cm" loext:padding-right="0cm" loext:padding-top="0.049cm" loext:padding-bottom="0.049cm" loext:border-left="0.06pt solid #000000" loext:border-right="none" loext:border-top="0.06pt solid #000000" loext:border-bottom="0.06pt solid #000000"/>
    </style:style>
    <style:style style:name="T58" style:family="text">
      <style:text-properties fo:color="#000080" loext:opacity="100%" style:text-line-through-style="none" style:text-line-through-type="none" style:text-underline-style="none" fo:font-weight="bold" style:text-blinking="false"/>
    </style:style>
    <style:style style:name="T59" style:family="text">
      <style:text-properties officeooo:rsid="001a8cf8"/>
    </style:style>
    <style:style style:name="T60" style:family="text">
      <style:text-properties style:font-name="Liberation Serif" fo:font-size="14pt" fo:font-weight="bold" style:font-name-asian="Noto Serif CJK SC" style:font-size-asian="14pt" style:font-weight-asian="bold" style:font-name-complex="Lohit Devanagari1" style:font-size-complex="14pt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Просмотреть записи</text:h>
      <text:p text:style-name="P48">Представления определяют, как записи должны отображаться для конечных пользователей. Они указываются в XML и хранятся как сами записи, что означает, что их можно редактировать независимо от моделей, которые они представляют. Они гибкие и допускают высокий уровень настройки экранов, которыми они управляют. Существуют различные <text:a xlink:type="simple" xlink:href="https://www.odoo.com/documentation/17.0/developer/reference/user_interface/view_records.html#reference-view-records-types" text:style-name="Internet_20_link" text:visited-style-name="Visited_20_Internet_20_Link"><text:span text:style-name="T1">типы представлений</text:span></text:a> . Каждое из них представляет собой режим визуализации: <text:span text:style-name="Emphasis">форма</text:span> , <text:span text:style-name="Emphasis">список</text:span> , <text:span text:style-name="Emphasis">канбан</text:span> и т. д.</text:p>
      <text:h text:style-name="P2" text:outline-level="2"><text:bookmark text:name="reference-view-records-structure"/>Общая структура</text:h>
      <text:p text:style-name="P48">Базовые представления обычно имеют общую минимальную структуру, определенную ниже. Заполнители обозначены заглавными буквами.</text:p>
      <text:p text:style-name="P35"><text:span text:style-name="T6">&lt;record</text:span> <text:span text:style-name="T11">id=</text:span><text:span text:style-name="T13">"ADDON.MODEL_view_TYPE"</text:span> <text:span text:style-name="T11">model=</text:span><text:span text:style-name="T13">"ir.ui.view"</text:span><text:span text:style-name="T6">&gt;</text:span></text:p>
      <text:p text:style-name="P37"><text:s text:c="2"/><text:span text:style-name="T7">&lt;field</text:span><text:span text:style-name="T15"> </text:span><text:span text:style-name="T12">name=</text:span><text:span text:style-name="T14">"name"</text:span><text:span text:style-name="T7">&gt;</text:span><text:span text:style-name="T15">NAME</text:span><text:span text:style-name="T7">&lt;/field&gt;</text:span></text:p>
      <text:p text:style-name="P37"><text:s text:c="2"/><text:span text:style-name="T7">&lt;field</text:span><text:span text:style-name="T15"> </text:span><text:span text:style-name="T12">name=</text:span><text:span text:style-name="T14">"model"</text:span><text:span text:style-name="T7">&gt;</text:span><text:span text:style-name="T15">MODEL</text:span><text:span text:style-name="T7">&lt;/field&gt;</text:span></text:p>
      <text:p text:style-name="P37"><text:s text:c="2"/><text:span text:style-name="T7">&lt;field</text:span><text:span text:style-name="T15"> </text:span><text:span text:style-name="T12">name=</text:span><text:span text:style-name="T14">"arch"</text:span><text:span text:style-name="T15"> </text:span><text:span text:style-name="T12">type=</text:span><text:span text:style-name="T14">"xml"</text:span><text:span text:style-name="T7">&gt;</text:span></text:p>
      <text:p text:style-name="P37"><text:s text:c="4"/><text:span text:style-name="T7">&lt;VIEW_TYPE&gt;</text:span></text:p>
      <text:p text:style-name="P37"><text:s text:c="6"/><text:span text:style-name="T7">&lt;views/&gt;</text:span></text:p>
      <text:p text:style-name="P37"><text:s text:c="4"/><text:span text:style-name="T7">&lt;/VIEW_TYPE&gt;</text:span></text:p>
      <text:p text:style-name="P37"><text:s text:c="2"/><text:span text:style-name="T7">&lt;/field&gt;</text:span></text:p>
      <text:p text:style-name="P38">&lt;/record&gt;</text:p>
      <text:h text:style-name="P2" text:outline-level="2"><text:bookmark text:name="reference-view-records-types"/>Виды просмотра</text:h>
      <text:p text:style-name="P26"><text:a xlink:type="simple" xlink:href="https://www.odoo.com/documentation/17.0/developer/reference/user_interface/view_architectures.html#reference-view-architectures-form" text:style-name="Internet_20_link" text:visited-style-name="Visited_20_Internet_20_Link">Form</text:a><text:span text:style-name="T30"> </text:span><text:a xlink:type="simple" xlink:href="https://www.odoo.com/documentation/17.0/developer/reference/user_interface/view_architectures.html#reference-view-architectures-form" text:style-name="Internet_20_link" text:visited-style-name="Visited_20_Internet_20_Link"><text:span text:style-name="T2">Форма</text:span></text:a></text:p>
      <text:p text:style-name="P11">Отображение и редактирование данных из одной записи.</text:p>
      <text:p text:style-name="P26"><text:a xlink:type="simple" xlink:href="https://www.odoo.com/documentation/17.0/developer/reference/user_interface/view_architectures.html#reference-view-architectures-list" text:style-name="Internet_20_link" text:visited-style-name="Visited_20_Internet_20_Link">List</text:a><text:span text:style-name="T30"> </text:span><text:a xlink:type="simple" xlink:href="https://www.odoo.com/documentation/17.0/developer/reference/user_interface/view_architectures.html#reference-view-architectures-list" text:style-name="Internet_20_link" text:visited-style-name="Visited_20_Internet_20_Link"><text:span text:style-name="T2">Список</text:span></text:a></text:p>
      <text:p text:style-name="P11">Просмотр и редактирование нескольких записей.</text:p>
      <text:p text:style-name="P26"><text:a xlink:type="simple" xlink:href="https://www.odoo.com/documentation/17.0/developer/reference/user_interface/view_architectures.html#reference-view-architectures-search" text:style-name="Internet_20_link" text:visited-style-name="Visited_20_Internet_20_Link">Search</text:a><text:span text:style-name="T30"> </text:span><text:a xlink:type="simple" xlink:href="https://www.odoo.com/documentation/17.0/developer/reference/user_interface/view_architectures.html#reference-view-architectures-search" text:style-name="Internet_20_link" text:visited-style-name="Visited_20_Internet_20_Link"><text:span text:style-name="T2">Поиск</text:span></text:a></text:p>
      <text:p text:style-name="P11">Применяйте фильтры и выполняйте поиск. Результаты отображаются в текущем списке, kanban… view.</text:p>
      <text:p text:style-name="P26"><text:a xlink:type="simple" xlink:href="https://www.odoo.com/documentation/17.0/developer/reference/user_interface/view_architectures.html#reference-view-architectures-kanban" text:style-name="Internet_20_link" text:visited-style-name="Visited_20_Internet_20_Link">Kanban</text:a><text:span text:style-name="T30"> </text:span><text:a xlink:type="simple" xlink:href="https://www.odoo.com/documentation/17.0/developer/reference/user_interface/view_architectures.html#reference-view-architectures-kanban" text:style-name="Internet_20_link" text:visited-style-name="Visited_20_Internet_20_Link"><text:span text:style-name="T2">Канбан</text:span></text:a></text:p>
      <text:p text:style-name="P11">Отображение записей в виде «карточек», настраиваемых как небольшой шаблон.</text:p>
      <text:p text:style-name="P26"><text:a xlink:type="simple" xlink:href="https://www.odoo.com/documentation/17.0/developer/reference/user_interface/view_architectures.html#reference-view-architectures-qweb" text:style-name="Internet_20_link" text:visited-style-name="Visited_20_Internet_20_Link"><text:span text:style-name="T2">Qweb</text:span></text:a></text:p>
      <text:p text:style-name="P10">Формирование шаблонов отчетности, веб-сайта…</text:p>
      <text:p text:style-name="P26"><text:a xlink:type="simple" xlink:href="https://www.odoo.com/documentation/17.0/developer/reference/user_interface/view_architectures.html#reference-view-architectures-graph" text:style-name="Internet_20_link" text:visited-style-name="Visited_20_Internet_20_Link">Graph</text:a><text:span text:style-name="T30"> </text:span><text:a xlink:type="simple" xlink:href="https://www.odoo.com/documentation/17.0/developer/reference/user_interface/view_architectures.html#reference-view-architectures-graph" text:style-name="Internet_20_link" text:visited-style-name="Visited_20_Internet_20_Link"><text:span text:style-name="T2">График</text:span></text:a></text:p>
      <text:p text:style-name="P11">Визуализируйте агрегации по нескольким записям или группам записей.</text:p>
      <text:p text:style-name="P26"><text:a xlink:type="simple" xlink:href="https://www.odoo.com/documentation/17.0/developer/reference/user_interface/view_architectures.html#reference-view-architectures-pivot" text:style-name="Internet_20_link" text:visited-style-name="Visited_20_Internet_20_Link"><text:span text:style-name="T58">Pivot</text:span></text:a><text:span text:style-name="T30"> </text:span><text:a xlink:type="simple" xlink:href="https://www.odoo.com/documentation/17.0/developer/reference/user_interface/view_architectures.html#reference-view-architectures-pivot" text:style-name="Internet_20_link" text:visited-style-name="Visited_20_Internet_20_Link"><text:span text:style-name="T2">Вращаться</text:span></text:a></text:p>
      <text:p text:style-name="P11">Отображение агрегаций в виде <text:a xlink:type="simple" xlink:href="https://en.wikipedia.org/wiki/Pivot_table" office:target-frame-name="_blank" xlink:show="new" text:style-name="Internet_20_link" text:visited-style-name="Visited_20_Internet_20_Link"><text:span text:style-name="T1">сводной таблицы</text:span></text:a> .</text:p>
      <text:p text:style-name="P26"><text:a xlink:type="simple" xlink:href="https://www.odoo.com/documentation/17.0/developer/reference/user_interface/view_architectures.html#reference-view-architectures-calendar" text:style-name="Internet_20_link" text:visited-style-name="Visited_20_Internet_20_Link">Calendar</text:a><text:span text:style-name="T30"> </text:span><text:a xlink:type="simple" xlink:href="https://www.odoo.com/documentation/17.0/developer/reference/user_interface/view_architectures.html#reference-view-architectures-calendar" text:style-name="Internet_20_link" text:visited-style-name="Visited_20_Internet_20_Link"><text:span text:style-name="T2">Календарь</text:span></text:a></text:p>
      <text:p text:style-name="P21">Отображение записей в виде событий в ежедневном, еженедельном, ежемесячном или ежегодном календаре.</text:p>
      <text:p text:style-name="P22"><text:a xlink:type="simple" xlink:href="https://www.odoo.com/documentation/17.0/developer/reference/user_interface/view_architectures.html#reference-view-architectures-cohort" text:style-name="Internet_20_link" text:visited-style-name="Visited_20_Internet_20_Link"><text:span text:style-name="T58">Cohort</text:span></text:a><text:span text:style-name="T53">f</text:span><text:a xlink:type="simple" xlink:href="https://www.odoo.com/documentation/17.0/developer/reference/user_interface/view_architectures.html#reference-view-architectures-cohort" text:style-name="Internet_20_link" text:visited-style-name="Visited_20_Internet_20_Link"><text:span text:style-name="T2">Когорта</text:span></text:a><text:span text:style-name="T9"> </text:span><text:span text:style-name="T16">Корпоративная функция</text:span></text:p>
      <text:p text:style-name="P23"><text:tab/>Отображение и понимание того, как некоторые данные изменяются с течением времени.</text:p>
      <text:p text:style-name="P23"><text:a xlink:type="simple" xlink:href="https://www.odoo.com/documentation/17.0/developer/reference/user_interface/view_architectures.html#reference-view-architectures-gantt" text:style-name="Internet_20_link" text:visited-style-name="Visited_20_Internet_20_Link"><text:span text:style-name="T30">Gantt</text:span></text:a><text:span text:style-name="T33">  </text:span><text:a xlink:type="simple" xlink:href="https://www.odoo.com/documentation/17.0/developer/reference/user_interface/view_architectures.html#reference-view-architectures-gantt" text:style-name="Internet_20_link" text:visited-style-name="Visited_20_Internet_20_Link"><text:span text:style-name="T2">Гант</text:span></text:a><text:span text:style-name="T9"> </text:span><text:span text:style-name="T16">Корпоративная функция</text:span></text:p>
      <text:p text:style-name="P21"><text:soft-page-break/>Отображение записей в виде диаграммы Ганта.</text:p>
      <text:p text:style-name="P21"><text:a xlink:type="simple" xlink:href="https://www.odoo.com/documentation/17.0/developer/reference/user_interface/view_architectures.html#reference-view-architectures-grid" text:style-name="Internet_20_link" text:visited-style-name="Visited_20_Internet_20_Link">Grid</text:a><text:span text:style-name="T30"> </text:span><text:a xlink:type="simple" xlink:href="https://www.odoo.com/documentation/17.0/developer/reference/user_interface/view_architectures.html#reference-view-architectures-grid" text:style-name="Internet_20_link" text:visited-style-name="Visited_20_Internet_20_Link"><text:span text:style-name="T2">Сетка</text:span></text:a><text:span text:style-name="T9"> </text:span><text:span text:style-name="T16">Корпоративная функция</text:span></text:p>
      <text:p text:style-name="P21">Отображение вычисляемой информации в числовых ячейках; с трудом поддаются настройке.</text:p>
      <text:p text:style-name="P21"><text:a xlink:type="simple" xlink:href="https://www.odoo.com/documentation/17.0/developer/reference/user_interface/view_architectures.html#reference-view-architectures-map" text:style-name="Internet_20_link" text:visited-style-name="Visited_20_Internet_20_Link">Map</text:a><text:span text:style-name="T30"> </text:span><text:a xlink:type="simple" xlink:href="https://www.odoo.com/documentation/17.0/developer/reference/user_interface/view_architectures.html#reference-view-architectures-map" text:style-name="Internet_20_link" text:visited-style-name="Visited_20_Internet_20_Link"><text:span text:style-name="T2">Карта</text:span></text:a><text:span text:style-name="T9"> </text:span><text:span text:style-name="T16">Корпоративная функция</text:span></text:p>
      <text:p text:style-name="P11">Отображение записей на карте и маршрутов между ними.</text:p>
      <text:h text:style-name="P3" text:outline-level="2"><text:span text:style-name="T54"/></text:h>
      <text:h text:style-name="P3" text:outline-level="2"><text:span text:style-name="T54">Fields</text:span><text:bookmark text:name="reference-view-records-fields"/><text:span text:style-name="T54"> </text:span><text:span text:style-name="T9">Поля</text:span></text:h>
      <text:p text:style-name="P48">Просмотр записей отображает ряд полей.</text:p>
      <text:p text:style-name="P26"><text:bookmark text:name="odoo.addons.base.models.ir_ui_view.View"/><text:span text:style-name="Emphasis"><text:span text:style-name="T21">сорт </text:span></text:span><text:span text:style-name="T22">odoo.addons.base.models.ir_ui_view.Вид</text:span><text:a xlink:type="simple" xlink:href="https://github.com/odoo/odoo/blob/17.0/odoo/addons/base/models/ir_ui_view.py#L153" office:target-frame-name="_blank" xlink:show="new" text:style-name="Internet_20_link" text:visited-style-name="Visited_20_Internet_20_Link"><text:span text:style-name="T4">[источник]</text:span></text:a></text:p>
      <text:p text:style-name="P28">имя <text:bookmark text:name="odoo.addons.base.models.ir_ui_view.View.name"/><text:span text:style-name="T47">name</text:span></text:p>
      <text:p text:style-name="P24"><text:span text:style-name="T37"/></text:p>
      <text:p text:style-name="P13">Полезно только как мнемоническое обозначение/описание представления при поиске его в списке какого-либо рода. Большинство названий представлений Odoo начинаются с имени дополнения и заканчиваются типом обсуждаемого представления.</text:p>
      <text:p text:style-name="P31">Требование <text:span text:style-name="T40">Requirement</text:span></text:p>
      <text:p text:style-name="P14">Необязательный <text:span text:style-name="T41">Optional</text:span></text:p>
      <text:p text:style-name="P31">Тип <text:span text:style-name="T40">Type</text:span></text:p>
      <text:p text:style-name="P14"><text:a xlink:type="simple" xlink:href="https://www.odoo.com/documentation/17.0/developer/reference/backend/orm.html#odoo.fields.Char" text:style-name="Internet_20_link" text:visited-style-name="Visited_20_Internet_20_Link"><text:span text:style-name="Source_20_Text"><text:span text:style-name="T5">Char</text:span></text:span></text:a></text:p>
      <text:p text:style-name="P30"><text:bookmark text:name="odoo.addons.base.models.ir_ui_view.View.model"/><text:span text:style-name="T17">модель </text:span><text:span text:style-name="T48">model</text:span></text:p>
      <text:p text:style-name="P13">Модель, связанная с представлением, если применимо.</text:p>
      <text:p text:style-name="P31">Требование <text:span text:style-name="T40">Requirement</text:span></text:p>
      <text:p text:style-name="P14">Обязательный <text:span text:style-name="T41">Mandatory</text:span></text:p>
      <text:p text:style-name="P31">Тип</text:p>
      <text:p text:style-name="P14"><text:a xlink:type="simple" xlink:href="https://www.odoo.com/documentation/17.0/developer/reference/backend/orm.html#odoo.fields.Char" text:style-name="Internet_20_link" text:visited-style-name="Visited_20_Internet_20_Link"><text:span text:style-name="Source_20_Text">Char</text:span></text:a><text:span text:style-name="Source_20_Text"><text:span text:style-name="T5"> </text:span></text:span><text:span text:style-name="Source_20_Text"><text:span text:style-name="T36">Type</text:span></text:span></text:p>
      <text:p text:style-name="P25"><text:span text:style-name="T41"/></text:p>
      <text:p text:style-name="P30"><text:bookmark text:name="odoo.addons.base.models.ir_ui_view.View.arch"/><text:span text:style-name="T17">арка </text:span><text:span text:style-name="T48">arch</text:span></text:p>
      <text:p text:style-name="P13">Описание компоновки вида в зависимости от <text:a xlink:type="simple" xlink:href="https://www.odoo.com/documentation/17.0/developer/reference/user_interface/view_architectures.html" text:style-name="Internet_20_link" text:visited-style-name="Visited_20_Internet_20_Link"><text:span text:style-name="T1">типа вида</text:span></text:a> .</text:p>
      <text:p text:style-name="P31">Требование</text:p>
      <text:p text:style-name="P14">Необязательный</text:p>
      <text:p text:style-name="P31">Тип</text:p>
      <text:p text:style-name="P14"><text:a xlink:type="simple" xlink:href="https://www.odoo.com/documentation/17.0/developer/reference/backend/orm.html#odoo.fields.Text" text:style-name="Internet_20_link" text:visited-style-name="Visited_20_Internet_20_Link"><text:span text:style-name="Source_20_Text"><text:span text:style-name="T5">Text</text:span></text:span></text:a></text:p>
      <text:p text:style-name="P28"><text:bookmark text:name="odoo.addons.base.models.ir_ui_view.View.groups_id"/>groups_id</text:p>
      <text:p text:style-name="P13">Группы, которым разрешено использовать/получать доступ к текущему представлению.</text:p>
      <text:p text:style-name="P13">Если представление расширяет существующее представление, расширение будет применено только для данного пользователя, если у этого пользователя есть доступ к предоставленному <text:span text:style-name="Source_20_Text"><text:span text:style-name="T19">groups_id</text:span></text:span>.</text:p>
      <text:p text:style-name="P31">Требование</text:p>
      <text:p text:style-name="P14">Необязательный</text:p>
      <text:p text:style-name="P31">Тип</text:p>
      <text:p text:style-name="P14"><text:a xlink:type="simple" xlink:href="https://www.odoo.com/documentation/17.0/developer/reference/backend/orm.html#odoo.fields.Many2many" text:style-name="Internet_20_link" text:visited-style-name="Visited_20_Internet_20_Link"><text:span text:style-name="Source_20_Text"><text:span text:style-name="T5">Many2many</text:span></text:span></text:a>-&gt;<text:span text:style-name="Source_20_Text"><text:span text:style-name="T24">Groups</text:span></text:span></text:p>
      <text:p text:style-name="P30"><text:bookmark text:name="odoo.addons.base.models.ir_ui_view.View.priority"/><text:span text:style-name="T17">приоритет </text:span><text:span text:style-name="T48">priority</text:span></text:p>
      <text:p text:style-name="P13"><text:soft-page-break/>При запросе представления с указанием <text:span text:style-name="Source_20_Text"><text:span text:style-name="T19">model</text:span></text:span>и <text:span text:style-name="Source_20_Text"><text:span text:style-name="T19">type</text:span></text:span>возвращается соответствующее представление с самым низким приоритетом (это представление по умолчанию).</text:p>
      <text:p text:style-name="P13">Он также определяет порядок применения представлений во время <text:a xlink:type="simple" xlink:href="https://www.odoo.com/documentation/17.0/developer/reference/user_interface/view_records.html#reference-view-records-inheritance-resolution" text:style-name="Internet_20_link" text:visited-style-name="Visited_20_Internet_20_Link"><text:span text:style-name="T1">разрешения представлений</text:span></text:a> . Когда представление запрашивается <text:span text:style-name="Source_20_Text"><text:span text:style-name="T19">id</text:span></text:span>и его режим не равен <text:span text:style-name="Source_20_Text"><text:span text:style-name="T19">primary</text:span></text:span>, сопоставляется его <text:span text:style-name="Emphasis">ближайший</text:span> родитель с <text:span text:style-name="Source_20_Text"><text:span text:style-name="T19">mode</text:span></text:span>= .<text:span text:style-name="Source_20_Text"><text:span text:style-name="T19">primary</text:span></text:span></text:p>
      <text:p text:style-name="P31">Требование</text:p>
      <text:p text:style-name="P14">Необязательный</text:p>
      <text:p text:style-name="P31">Тип</text:p>
      <text:p text:style-name="P14"><text:a xlink:type="simple" xlink:href="https://www.odoo.com/documentation/17.0/developer/reference/backend/orm.html#odoo.fields.Integer" text:style-name="Internet_20_link" text:visited-style-name="Visited_20_Internet_20_Link"><text:span text:style-name="Source_20_Text"><text:span text:style-name="T5">Integer</text:span></text:span></text:a></text:p>
      <text:p text:style-name="P28"><text:bookmark text:name="odoo.addons.base.models.ir_ui_view.View.inherit_id"/><text:span text:style-name="T48">inherit_id </text:span>наследовать_идентификатор</text:p>
      <text:p text:style-name="P13">Ссылка на родительское представление, к которому будет применено <text:a xlink:type="simple" xlink:href="https://www.odoo.com/documentation/17.0/developer/reference/user_interface/view_records.html#reference-view-records-inheritance" text:style-name="Internet_20_link" text:visited-style-name="Visited_20_Internet_20_Link"><text:span text:style-name="T1">наследование</text:span></text:a> . Его значение используется по умолчанию. Укажите родителя с помощью <text:span text:style-name="Source_20_Text"><text:span text:style-name="T19">ref</text:span></text:span>атрибута с <text:span text:style-name="Source_20_Text"><text:span text:style-name="T19">ref="ADDON.MODEL_parent_view_TYPE"</text:span></text:span>.</text:p>
      <text:p text:style-name="P13">Имя дополнения (перед точкой) необязательно, если наследование выполняется в записи того же модуля.</text:p>
      <text:p text:style-name="P13">Более подробную информацию см. в разделе <text:a xlink:type="simple" xlink:href="https://www.odoo.com/documentation/17.0/developer/reference/user_interface/view_records.html#reference-view-records-inheritance" text:style-name="Internet_20_link" text:visited-style-name="Visited_20_Internet_20_Link"><text:span text:style-name="T1">Наследование .</text:span></text:a></text:p>
      <text:p text:style-name="P31">Требование</text:p>
      <text:p text:style-name="P14">Необязательный</text:p>
      <text:p text:style-name="P31">Тип</text:p>
      <text:p text:style-name="P14"><text:a xlink:type="simple" xlink:href="https://www.odoo.com/documentation/17.0/developer/reference/backend/orm.html#odoo.fields.Many2one" text:style-name="Internet_20_link" text:visited-style-name="Visited_20_Internet_20_Link"><text:span text:style-name="Source_20_Text"><text:span text:style-name="T5">Many2one</text:span></text:span></text:a></text:p>
      <text:p text:style-name="P28"><text:bookmark text:name="odoo.addons.base.models.ir_ui_view.View.mode"/><text:span text:style-name="T48">mode </text:span>режим</text:p>
      <text:p text:style-name="P13">Применяется только в том случае, если это представление наследует другое ( <text:span text:style-name="Source_20_Text"><text:span text:style-name="T19">inherit_id</text:span></text:span>установлено ).</text:p>
      <text:p text:style-name="P29"><text:bookmark text:name="odoo.addons.base.models.ir_ui_view.View.extension"/><text:span text:style-name="T48">extension </text:span>расширение</text:p>
      <text:p text:style-name="P15">Если запрашивается представление, ищется ближайшее первичное представление (через <text:span text:style-name="Source_20_Text"><text:span text:style-name="T19">inherit_id</text:span></text:span>). Затем применяются все представления, наследующие от него с моделью этого представления.</text:p>
      <text:p text:style-name="P29"><text:span text:style-name="T48">Primary </text:span>начальный</text:p>
      <text:p text:style-name="P15">Ближайший первичный вид полностью разрешён (даже если он использует другую модель, чем текущая). Затем применяются <text:a xlink:type="simple" xlink:href="https://www.odoo.com/documentation/17.0/developer/reference/user_interface/view_records.html#reference-view-records-inheritance-specs" text:style-name="Internet_20_link" text:visited-style-name="Visited_20_Internet_20_Link"><text:span text:style-name="T1">спецификации наследования</text:span></text:a> вида , и результат используется так, как если бы это была фактическая арка этого вида.</text:p>
      <text:p text:style-name="P13">Случай, в котором может потребоваться переопределение <text:span text:style-name="Source_20_Text"><text:span text:style-name="T19">mode</text:span></text:span>при использовании, <text:span text:style-name="Source_20_Text"><text:span text:style-name="T19">inherit_id</text:span></text:span>— это делегирование наследования. В этом случае ваша производная модель отделена от родительской, и представления, соответствующие одной из них, не будут соответствовать другой. Предполагая, что одна из них наследует представление, связанное с родительской моделью, и хочет настроить производное представление для отображения данных из производной модели, для <text:span text:style-name="Source_20_Text"><text:span text:style-name="T19">mode</text:span></text:span>производного представления необходимо задать значение , <text:span text:style-name="Source_20_Text"><text:span text:style-name="T19">primary</text:span></text:span>поскольку это базовое (и, возможно, единственное) представление для этой производной модели. В противном случае правила <text:a xlink:type="simple" xlink:href="https://www.odoo.com/documentation/17.0/developer/reference/user_interface/view_records.html#reference-view-records-inheritance-resolution" text:style-name="Internet_20_link" text:visited-style-name="Visited_20_Internet_20_Link"><text:span text:style-name="T1">сопоставления представлений</text:span></text:a> не будут применяться.</text:p>
      <text:p text:style-name="P13">Более подробную информацию см. в разделе <text:a xlink:type="simple" xlink:href="https://www.odoo.com/documentation/17.0/developer/reference/user_interface/view_records.html#reference-view-records-inheritance" text:style-name="Internet_20_link" text:visited-style-name="Visited_20_Internet_20_Link"><text:span text:style-name="T1">Наследование .</text:span></text:a></text:p>
      <text:p text:style-name="P31">Требование</text:p>
      <text:p text:style-name="P14">Необязательный</text:p>
      <text:p text:style-name="P31">Тип</text:p>
      <text:p text:style-name="P14"><text:a xlink:type="simple" xlink:href="https://www.odoo.com/documentation/17.0/developer/reference/backend/orm.html#odoo.fields.Selection" text:style-name="Internet_20_link" text:visited-style-name="Visited_20_Internet_20_Link"><text:span text:style-name="Source_20_Text"><text:span text:style-name="T5">Selection</text:span></text:span></text:a>: <text:span text:style-name="Source_20_Text"><text:span text:style-name="T19">extension</text:span></text:span>/<text:span text:style-name="Source_20_Text"><text:span text:style-name="T19">primary</text:span></text:span></text:p>
      <text:p text:style-name="P31">По умолчанию</text:p>
      <text:p text:style-name="P14"><text:span text:style-name="Source_20_Text"><text:span text:style-name="T19">extension</text:span></text:span></text:p>
      <text:p text:style-name="P49"><text:soft-page-break/> <text:span text:style-name="T9">Примечание</text:span></text:p>
      <text:p text:style-name="P50">Текущий контекст и права доступа пользователя также могут влиять на возможности просмотра.</text:p>
      <text:h text:style-name="P4" text:outline-level="2"/>
      <text:h text:style-name="P3" text:outline-level="2"><text:span text:style-name="T55">Inheritance </text:span><text:span text:style-name="T9">Наследование</text:span></text:h>
      <text:p text:style-name="P48">Наследование позволяет настраивать доставляемые представления. Это позволяет, например, добавлять контент по мере установки модулей или доставлять различные представления в соответствии с действием.</text:p>
      <text:p text:style-name="P48">Наследуемые представления обычно имеют общую структуру, определенную ниже. Заполнители обозначены заглавными буквами. Это синтетическое представление обновит узел, на который указывает XPath, и другой, на который указывает его имя и атрибуты.</text:p>
      <text:p text:style-name="P35"><text:span text:style-name="T6">&lt;record</text:span> <text:span text:style-name="T11">id=</text:span><text:span text:style-name="T13">"ADDON.MODEL_view_TYPE"</text:span> <text:span text:style-name="T11">model=</text:span><text:span text:style-name="T13">"ir.ui.view"</text:span><text:span text:style-name="T6">&gt;</text:span></text:p>
      <text:p text:style-name="P37"><text:s text:c="4"/><text:span text:style-name="T7">&lt;field</text:span><text:span text:style-name="T15"> </text:span><text:span text:style-name="T12">name=</text:span><text:span text:style-name="T14">"model"</text:span><text:span text:style-name="T7">&gt;</text:span><text:span text:style-name="T15">MODEL</text:span><text:span text:style-name="T7">&lt;/field&gt;</text:span></text:p>
      <text:p text:style-name="P37"><text:s text:c="4"/><text:span text:style-name="T7">&lt;field</text:span><text:span text:style-name="T15"> </text:span><text:span text:style-name="T12">name=</text:span><text:span text:style-name="T14">"inherit_id"</text:span><text:span text:style-name="T15"> </text:span><text:span text:style-name="T12">ref=</text:span><text:span text:style-name="T14">"VIEW_REFERENCE"</text:span><text:span text:style-name="T7">/&gt;</text:span></text:p>
      <text:p text:style-name="P37"><text:s text:c="4"/><text:span text:style-name="T7">&lt;field</text:span><text:span text:style-name="T15"> </text:span><text:span text:style-name="T12">name=</text:span><text:span text:style-name="T14">"mode"</text:span><text:span text:style-name="T7">&gt;</text:span><text:span text:style-name="T15">MODE</text:span><text:span text:style-name="T7">&lt;/field&gt;</text:span></text:p>
      <text:p text:style-name="P37"><text:s text:c="4"/><text:span text:style-name="T7">&lt;field</text:span><text:span text:style-name="T15"> </text:span><text:span text:style-name="T12">name=</text:span><text:span text:style-name="T14">"arch"</text:span><text:span text:style-name="T15"> </text:span><text:span text:style-name="T12">type=</text:span><text:span text:style-name="T14">"xml"</text:span><text:span text:style-name="T7">&gt;</text:span></text:p>
      <text:p text:style-name="P37"><text:s text:c="8"/><text:span text:style-name="T7">&lt;xpath</text:span><text:span text:style-name="T15"> </text:span><text:span text:style-name="T12">expr=</text:span><text:span text:style-name="T14">"XPATH"</text:span><text:span text:style-name="T15"> </text:span><text:span text:style-name="T12">position=</text:span><text:span text:style-name="T14">"POSITION"</text:span><text:span text:style-name="T7">&gt;</text:span></text:p>
      <text:p text:style-name="P37"><text:s text:c="12"/><text:span text:style-name="T7">&lt;CONTENT/&gt;</text:span></text:p>
      <text:p text:style-name="P37"><text:s text:c="8"/><text:span text:style-name="T7">&lt;/xpath&gt;</text:span></text:p>
      <text:p text:style-name="P37"><text:s text:c="8"/><text:span text:style-name="T7">&lt;NODE</text:span><text:span text:style-name="T15"> </text:span><text:span text:style-name="T12">ATTRIBUTES=</text:span><text:span text:style-name="T14">"VALUES"</text:span><text:span text:style-name="T15"> </text:span><text:span text:style-name="T12">position=</text:span><text:span text:style-name="T14">"POSITION"</text:span><text:span text:style-name="T7">&gt;</text:span></text:p>
      <text:p text:style-name="P37"><text:s text:c="12"/><text:span text:style-name="T7">&lt;CONTENT/&gt;</text:span></text:p>
      <text:p text:style-name="P37"><text:s text:c="8"/><text:span text:style-name="T7">&lt;/NODE&gt;</text:span></text:p>
      <text:p text:style-name="P37"><text:s text:c="4"/><text:span text:style-name="T7">&lt;/field&gt;</text:span></text:p>
      <text:p text:style-name="P38">&lt;/record&gt;</text:p>
      <text:p text:style-name="P48">Поля <text:span text:style-name="Source_20_Text"><text:span text:style-name="T19">inherit_id</text:span></text:span>и <text:span text:style-name="Source_20_Text"><text:span text:style-name="T19">mode</text:span></text:span>определяют <text:a xlink:type="simple" xlink:href="https://www.odoo.com/documentation/17.0/developer/reference/user_interface/view_records.html#reference-view-records-inheritance-resolution" text:style-name="Internet_20_link" text:visited-style-name="Visited_20_Internet_20_Link"><text:span text:style-name="T1">разрешение вида</text:span></text:a> . Элементы <text:span text:style-name="Source_20_Text"><text:span text:style-name="T19">xpath</text:span></text:span>или <text:span text:style-name="Source_20_Text"><text:span text:style-name="T19">NODE</text:span></text:span>указывают <text:a xlink:type="simple" xlink:href="https://www.odoo.com/documentation/17.0/developer/reference/user_interface/view_records.html#reference-view-records-inheritance-specs" text:style-name="Internet_20_link" text:visited-style-name="Visited_20_Internet_20_Link"><text:span text:style-name="T1">спецификации наследования</text:span></text:a> . Атрибуты <text:span text:style-name="Source_20_Text"><text:span text:style-name="T19">expr</text:span></text:span>и <text:span text:style-name="Source_20_Text"><text:span text:style-name="T19">position</text:span></text:span> указывают <text:a xlink:type="simple" xlink:href="https://www.odoo.com/documentation/17.0/developer/reference/user_interface/view_records.html#reference-view-records-inheritance-position" text:style-name="Internet_20_link" text:visited-style-name="Visited_20_Internet_20_Link"><text:span text:style-name="T1">позицию наследования</text:span></text:a> .</text:p>
      <text:h text:style-name="P6" text:outline-level="3"><text:span text:style-name="T42"/></text:h>
      <text:h text:style-name="P6" text:outline-level="3"><text:span text:style-name="T43">View resolution </text:span><text:span text:style-name="T9">Посмотреть разрешение</text:span></text:h>
      <text:p text:style-name="P48">Резолюция генерирует окончательное значение <text:span text:style-name="Source_20_Text"><text:span text:style-name="T19">arch</text:span></text:span>для запрошенного/соответствующего <text:span text:style-name="Source_20_Text"><text:span text:style-name="T19">primary </text:span></text:span>представления следующим образом:</text:p>
      <text:list text:style-name="L1">
        <text:list-item>
          <text:p text:style-name="P53">если у представления есть родительский элемент, родительский элемент полностью разрешён, затем применяются спецификации наследования текущего представления;</text:p>
        </text:list-item>
        <text:list-item>
          <text:p text:style-name="P53">если у представления нет родителя, оно <text:span text:style-name="Source_20_Text"><text:span text:style-name="T19">arch </text:span></text:span>используется как есть;</text:p>
        </text:list-item>
        <text:list-item>
          <text:p text:style-name="P53"><text:span text:style-name="Source_20_Text"><text:span text:style-name="T19">extension </text:span></text:span>Просматриваются дочерние элементы текущего представления с режимом , и их спецификации наследования применяются в глубину (применяется дочерний элемент представления, затем его дочерние элементы, затем его соседние элементы).</text:p>
        </text:list-item>
      </text:list>
      <text:p text:style-name="P48">Наследование применяется в соответствии с <text:span text:style-name="Source_20_Text"><text:span text:style-name="T19">inherit_id</text:span></text:span>полем. Если несколько записей представлений наследуют одно и то же представление, порядок определяется <text:span text:style-name="Source_20_Text"><text:span text:style-name="T19">priority</text:span></text:span>.</text:p>
      <text:p text:style-name="P48">Результат применения дочерних представлений дает окончательный <text:span text:style-name="Source_20_Text"><text:span text:style-name="T19">arch</text:span></text:span>.</text:p>
      <text:h text:style-name="P8" text:outline-level="3"><text:soft-page-break/><text:span text:style-name="T60">Inheritance specs</text:span><text:bookmark text:name="reference-view-records-inheritance-specs"/><text:span text:style-name="T60"> </text:span><text:span text:style-name="T9">Характеристики наследования</text:span></text:h>
      <text:p text:style-name="P48">Спецификации наследования применяются последовательно и состоят из:</text:p>
      <text:list text:style-name="L2">
        <text:list-item>
          <text:p text:style-name="P54"><text:span text:style-name="T39">an element locator  </text:span>локатор элементов для сопоставления с унаследованным элементом в родительском представлении;</text:p>
        </text:list-item>
        <text:list-item>
          <text:p text:style-name="P54"><text:span text:style-name="T39">children element </text:span>дочерний элемент для изменения унаследованного элемента.</text:p>
        </text:list-item>
      </text:list>
      <text:p text:style-name="P48">Существует три типа локаторов элементов:</text:p>
      <text:list text:style-name="L3">
        <text:list-item>
          <text:p text:style-name="P55">Элемент <text:span text:style-name="Source_20_Text"><text:span text:style-name="T19">xpath</text:span></text:span>с <text:span text:style-name="Source_20_Text"><text:span text:style-name="T19">expr</text:span></text:span>атрибутом. <text:span text:style-name="Source_20_Text"><text:span text:style-name="T19">expr</text:span></text:span>представляет собой выражение <text:a xlink:type="simple" xlink:href="https://en.wikipedia.org/wiki/XPath" office:target-frame-name="_blank" xlink:show="new" text:style-name="Internet_20_link" text:visited-style-name="Visited_20_Internet_20_Link">XPath </text:a><text:bookmark text:name="id2"/><text:a xlink:type="simple" xlink:href="https://www.odoo.com/documentation/17.0/developer/reference/user_interface/view_records.html#hasclass" text:style-name="Internet_20_link" text:visited-style-name="Visited_20_Internet_20_Link">1,</text:a> примененное к текущему <text:span text:style-name="Source_20_Text"><text:span text:style-name="T19">arch</text:span></text:span>, сопоставляющее первый найденный им узел;</text:p>
        </text:list-item>
        <text:list-item>
          <text:p text:style-name="P55">Элемент <text:span text:style-name="Source_20_Text"><text:span text:style-name="T19">field</text:span></text:span>с <text:span text:style-name="Source_20_Text"><text:span text:style-name="T19">name</text:span></text:span>атрибутом, соответствующим первому полю с тем же <text:span text:style-name="Source_20_Text"><text:span text:style-name="T19">name</text:span></text:span>.</text:p>
          <text:p text:style-name="P51"> <text:span text:style-name="T9">Примечание</text:span></text:p>
          <text:p text:style-name="P52">Все остальные атрибуты игнорируются.</text:p>
        </text:list-item>
        <text:list-item>
          <text:p text:style-name="P55">Любой другой элемент, соответствующий первому элементу с такими же <text:span text:style-name="Source_20_Text"><text:span text:style-name="T19">name</text:span></text:span>и идентичными атрибутами.</text:p>
          <text:p text:style-name="P51"> <text:span text:style-name="T9">Примечание</text:span></text:p>
          <text:p text:style-name="P56"><text:span text:style-name="T26">Атрибуты </text:span><text:span text:style-name="Source_20_Text"><text:span text:style-name="T25">position</text:span></text:span><text:span text:style-name="T26">и </text:span><text:span text:style-name="Source_20_Text"><text:span text:style-name="T25">version</text:span></text:span><text:span text:style-name="T26">игнорируются.</text:span></text:p>
        </text:list-item>
      </text:list>
      <text:p text:style-name="P26"><text:a xlink:type="simple" xlink:href="https://www.odoo.com/documentation/17.0/developer/reference/user_interface/view_records.html#id2" text:style-name="Internet_20_link" text:visited-style-name="Visited_20_Internet_20_Link"><text:bookmark text:name="hasclass"/><text:span text:style-name="T2">1</text:span></text:a></text:p>
      <text:p text:style-name="P11">Добавлена ​​функция расширения для более простого сопоставления в представлениях QWeb: <text:span text:style-name="Source_20_Text"><text:span text:style-name="T19">hasclass(*classes)</text:span></text:span>сопоставление выполняется, если узел контекста имеет все указанные классы.</text:p>
      <text:p text:style-name="P58"> <text:span text:style-name="T9">Пример</text:span></text:p>
      <text:p text:style-name="P41"><text:span text:style-name="T6">&lt;xpath</text:span> <text:span text:style-name="T11">expr=</text:span><text:span text:style-name="T13">"page[@name='pg']/group[@name='gp']/field"</text:span> <text:span text:style-name="T11">position=</text:span><text:span text:style-name="T13">"inside"</text:span><text:span text:style-name="T6">&gt;</text:span></text:p>
      <text:p text:style-name="P43"><text:s text:c="4"/><text:span text:style-name="T7">&lt;field</text:span><text:span text:style-name="T15"> </text:span><text:span text:style-name="T12">name=</text:span><text:span text:style-name="T14">"description"</text:span><text:span text:style-name="T7">/&gt;</text:span></text:p>
      <text:p text:style-name="P39">&lt;/xpath&gt;</text:p>
      <text:p text:style-name="P45"/>
      <text:p text:style-name="P41"><text:span text:style-name="T6">&lt;div</text:span> <text:span text:style-name="T11">name=</text:span><text:span text:style-name="T13">"name"</text:span> <text:span text:style-name="T11">position=</text:span><text:span text:style-name="T13">"replace"</text:span><text:span text:style-name="T6">&gt;</text:span></text:p>
      <text:p text:style-name="P43"><text:s text:c="4"/><text:span text:style-name="T7">&lt;field</text:span><text:span text:style-name="T15"> </text:span><text:span text:style-name="T12">name=</text:span><text:span text:style-name="T14">"name2"</text:span><text:span text:style-name="T7">/&gt;</text:span></text:p>
      <text:p text:style-name="P39">&lt;/div&gt;</text:p>
      <text:h text:style-name="P7" text:outline-level="3"/>
      <text:h text:style-name="P5" text:outline-level="3"><text:span text:style-name="T45">Inheritance position</text:span><text:bookmark text:name="reference-view-records-inheritance-position"/><text:span text:style-name="T45"> </text:span>Наследственное положение</text:h>
      <text:p text:style-name="P48">Спецификации наследования принимают необязательный <text:span text:style-name="Source_20_Text"><text:span text:style-name="T19">position </text:span></text:span>атрибут, по умолчанию равный <text:span text:style-name="Source_20_Text"><text:span text:style-name="T19">inside</text:span></text:span>, который определяет, как следует изменить соответствующий узел.</text:p>
      <text:p text:style-name="P27"><text:span text:style-name="T48">Inside </text:span>внутри</text:p>
      <text:p text:style-name="P12">Содержимое спецификации наследования добавляется к соответствующему узлу.</text:p>
      <text:p text:style-name="P59"> <text:span text:style-name="T9">Пример</text:span></text:p>
      <text:p text:style-name="P42"><text:span text:style-name="T6">&lt;notebook</text:span> <text:span text:style-name="T11">position=</text:span><text:span text:style-name="T13">"inside"</text:span><text:span text:style-name="T6">&gt;</text:span></text:p>
      <text:p text:style-name="P44"><text:s text:c="4"/><text:span text:style-name="T7">&lt;page</text:span><text:span text:style-name="T15"> </text:span><text:span text:style-name="T12">string=</text:span><text:span text:style-name="T14">"New feature"</text:span><text:span text:style-name="T7">&gt;</text:span></text:p>
      <text:p text:style-name="P44"><text:s text:c="8"/><text:span text:style-name="T15">...</text:span></text:p>
      <text:p text:style-name="P44"><text:s text:c="4"/><text:span text:style-name="T7">&lt;/page&gt;</text:span></text:p>
      <text:p text:style-name="P40"><text:soft-page-break/>&lt;/notebook&gt;</text:p>
      <text:p text:style-name="P27"><text:bookmark text:name="after"/><text:span text:style-name="T48">after </text:span>после</text:p>
      <text:p text:style-name="P12">Содержимое спецификации наследования добавляется к родительскому узлу сопоставленного узла после сопоставленного узла.</text:p>
      <text:p text:style-name="P59"> <text:span text:style-name="T9">Пример</text:span></text:p>
      <text:p text:style-name="P42"><text:span text:style-name="T6">&lt;xpath</text:span> <text:span text:style-name="T11">expr=</text:span><text:span text:style-name="T13">"//field[@name='x_field']"</text:span> <text:span text:style-name="T11">position=</text:span><text:span text:style-name="T13">"after"</text:span><text:span text:style-name="T6">&gt;</text:span></text:p>
      <text:p text:style-name="P44"><text:s text:c="4"/><text:span text:style-name="T7">&lt;field</text:span><text:span text:style-name="T15"> </text:span><text:span text:style-name="T12">name=</text:span><text:span text:style-name="T14">"x_other_field"</text:span><text:span text:style-name="T7">/&gt;</text:span></text:p>
      <text:p text:style-name="P40">&lt;/xpath&gt;</text:p>
      <text:p text:style-name="P27"><text:bookmark text:name="before"/><text:span text:style-name="T48">before </text:span>до</text:p>
      <text:p text:style-name="P12">Содержимое спецификации наследования добавляется к родительскому узлу сопоставленного узла перед сопоставленным узлом.</text:p>
      <text:p text:style-name="P59"> <text:span text:style-name="T9">Пример</text:span></text:p>
      <text:p text:style-name="P42"><text:span text:style-name="T6">&lt;field</text:span> <text:span text:style-name="T11">name=</text:span><text:span text:style-name="T13">x_field"</text:span> <text:span text:style-name="T11">position=</text:span><text:span text:style-name="T13">"before"</text:span><text:span text:style-name="T6">&gt;</text:span></text:p>
      <text:p text:style-name="P44"><text:s text:c="4"/><text:span text:style-name="T7">&lt;field</text:span><text:span text:style-name="T15"> </text:span><text:span text:style-name="T12">name=</text:span><text:span text:style-name="T14">"x_other_field"</text:span><text:span text:style-name="T7">/&gt;</text:span></text:p>
      <text:p text:style-name="P36"><text:span text:style-name="T8">&lt;/field&gt;</text:span></text:p>
      <text:p text:style-name="P36"><text:span text:style-name="T57"/></text:p>
      <text:p text:style-name="P33"><text:bookmark text:name="replace Copy 1"/>replace заменять</text:p>
      <text:p text:style-name="P12">Содержимое спецификации наследования заменяет совпадающий узел. Любой текстовый узел, содержащий только <text:span text:style-name="Source_20_Text"><text:span text:style-name="T19">$0</text:span></text:span> содержимое спецификации, заменяется копией совпадающего узла, фактически оборачивая совпадающий узел.</text:p>
      <text:p text:style-name="P59"> <text:span text:style-name="T9">Пример</text:span></text:p>
      <text:p text:style-name="P42"><text:span text:style-name="T6">&lt;xpath</text:span> <text:span text:style-name="T11">expr=</text:span><text:span text:style-name="T13">"//field[@name='x_field']"</text:span> <text:span text:style-name="T11">position=</text:span><text:span text:style-name="T13">"replace"</text:span><text:span text:style-name="T6">&gt;</text:span></text:p>
      <text:p text:style-name="P44"><text:s text:c="4"/><text:span text:style-name="T7">&lt;div</text:span><text:span text:style-name="T15"> </text:span><text:span text:style-name="T12">class=</text:span><text:span text:style-name="T14">"wrapper"</text:span><text:span text:style-name="T7">&gt;</text:span></text:p>
      <text:p text:style-name="P44"><text:s text:c="8"/><text:span text:style-name="T15">$0</text:span></text:p>
      <text:p text:style-name="P44"><text:s text:c="4"/><text:span text:style-name="T7">&lt;/div&gt;</text:span></text:p>
      <text:p text:style-name="P40">&lt;/xpath&gt;</text:p>
      <text:p text:style-name="P27"><text:bookmark text:name="attributes"/>атрибуты</text:p>
      <text:p text:style-name="P12">Содержимое спецификации наследования должно состоять только из <text:span text:style-name="Source_20_Text"><text:span text:style-name="T19">attribute</text:span></text:span>элементов, каждый из которых имеет <text:span text:style-name="Source_20_Text"><text:span text:style-name="T19">name</text:span></text:span>атрибут и необязательное тело.</text:p>
      <text:list text:style-name="L4">
        <text:list-item>
          <text:p text:style-name="P16">Если <text:span text:style-name="Source_20_Text"><text:span text:style-name="T19">attribute</text:span></text:span>элемент имеет тело, <text:span text:style-name="Source_20_Text"><text:span text:style-name="T19">name</text:span></text:span>к сопоставленному узлу добавляется новый атрибут, названный по его имени, с <text:span text:style-name="Source_20_Text"><text:span text:style-name="T19">attribute</text:span></text:span>текстом элемента в качестве значения.</text:p>
        </text:list-item>
        <text:list-item>
          <text:p text:style-name="P16">Если <text:span text:style-name="Source_20_Text"><text:span text:style-name="T19">attribute</text:span></text:span>элемент не имеет тела, атрибут, названный после него, <text:span text:style-name="Source_20_Text"><text:span text:style-name="T19">name</text:span></text:span>удаляется из сопоставленного узла.</text:p>
        </text:list-item>
        <text:list-item>
          <text:p text:style-name="P16">Если <text:span text:style-name="Source_20_Text"><text:span text:style-name="T19">attribute</text:span></text:span>элемент имеет <text:span text:style-name="Source_20_Text"><text:span text:style-name="T19">add</text:span></text:span>атрибут, <text:span text:style-name="Source_20_Text"><text:span text:style-name="T19">remove</text:span></text:span>атрибут или оба, значение атрибута соответствующего узла, названного после , <text:span text:style-name="Source_20_Text"><text:span text:style-name="T19">name</text:span></text:span>пересчитывается с учетом значения(й) <text:span text:style-name="Source_20_Text"><text:span text:style-name="T19">add</text:span></text:span>, <text:span text:style-name="Source_20_Text"><text:span text:style-name="T19">remove</text:span></text:span>, и необязательного <text:span text:style-name="Source_20_Text"><text:span text:style-name="T19">separator</text:span></text:span>атрибута, имеющего по умолчанию значение <text:span text:style-name="Source_20_Text"><text:span text:style-name="T19">,</text:span></text:span>. <text:span text:style-name="Source_20_Text"><text:span text:style-name="T19">add</text:span></text:span>включает его значение(я), разделенные <text:span text:style-name="Source_20_Text"><text:span text:style-name="T19">separator</text:span></text:span>. <text:span text:style-name="Source_20_Text"><text:span text:style-name="T19">remove</text:span></text:span>удаляет его значение(я), разделенные <text:span text:style-name="Source_20_Text"><text:span text:style-name="T19">separator</text:span></text:span>.</text:p>
        </text:list-item>
      </text:list>
      <text:p text:style-name="P59"> <text:span text:style-name="T9">Пример</text:span></text:p>
      <text:p text:style-name="P42"><text:span text:style-name="T6">&lt;field</text:span> <text:span text:style-name="T11">name=</text:span><text:span text:style-name="T13">"x_field"</text:span> <text:span text:style-name="T11">position=</text:span><text:span text:style-name="T13">"attributes"</text:span><text:span text:style-name="T6">&gt;</text:span></text:p>
      <text:p text:style-name="P44"><text:s text:c="4"/><text:span text:style-name="T7">&lt;attribute</text:span><text:span text:style-name="T15"> </text:span><text:span text:style-name="T12">name=</text:span><text:span text:style-name="T14">"invisible"</text:span><text:span text:style-name="T7">&gt;</text:span><text:span text:style-name="T15">True</text:span><text:span text:style-name="T7">&lt;/attribute&gt;</text:span></text:p>
      <text:p text:style-name="P44"><text:s text:c="4"/><text:span text:style-name="T7">&lt;attribute</text:span><text:span text:style-name="T15"> </text:span><text:span text:style-name="T12">name=</text:span><text:span text:style-name="T14">"class"</text:span><text:span text:style-name="T15"> </text:span><text:span text:style-name="T12">add=</text:span><text:span text:style-name="T14">"mt-1 mb-1"</text:span><text:span text:style-name="T15"> </text:span><text:span text:style-name="T12">remove=</text:span><text:span text:style-name="T14">"mt-2 mb-2"</text:span><text:span text:style-name="T15"> </text:span><text:span text:style-name="T12">separator=</text:span><text:span text:style-name="T14">" "</text:span><text:span text:style-name="T7">/&gt;</text:span></text:p>
      <text:p text:style-name="P40">&lt;/field&gt;</text:p>
      <text:p text:style-name="P27"><text:bookmark text:name="move"/><text:soft-page-break/><text:span text:style-name="T48">move </text:span>двигаться</text:p>
      <text:p text:style-name="P12">Атрибут <text:span text:style-name="Source_20_Text"><text:span text:style-name="T19">position="move"</text:span></text:span>устанавливается в содержимом спецификации наследования, чтобы указать, как узлы перемещаются относительно локатора элементов спецификации наследования, для которого <text:span text:style-name="Source_20_Text"><text:span text:style-name="T19">position</text:span></text:span> также должен быть установлен атрибут, со значениями <text:span text:style-name="Source_20_Text"><text:span text:style-name="T19">inside</text:span></text:span>, <text:span text:style-name="Source_20_Text"><text:span text:style-name="T19">replace</text:span></text:span>, <text:span text:style-name="Source_20_Text"><text:span text:style-name="T19">after</text:span></text:span>, или <text:span text:style-name="Source_20_Text"><text:span text:style-name="T19">before</text:span></text:span>.</text:p>
      <text:p text:style-name="P59"> <text:span text:style-name="T9">Пример</text:span></text:p>
      <text:p text:style-name="P42"><text:span text:style-name="T6">&lt;xpath</text:span> <text:span text:style-name="T11">expr=</text:span><text:span text:style-name="T13">"//@target"</text:span> <text:span text:style-name="T11">position=</text:span><text:span text:style-name="T13">"after"</text:span><text:span text:style-name="T6">&gt;</text:span></text:p>
      <text:p text:style-name="P44"><text:s text:c="4"/><text:span text:style-name="T7">&lt;xpath</text:span><text:span text:style-name="T15"> </text:span><text:span text:style-name="T12">expr=</text:span><text:span text:style-name="T14">"//@node"</text:span><text:span text:style-name="T15"> </text:span><text:span text:style-name="T12">position=</text:span><text:span text:style-name="T14">"move"</text:span><text:span text:style-name="T7">/&gt;</text:span></text:p>
      <text:p text:style-name="P40">&lt;/xpath&gt;</text:p>
      <text:p text:style-name="P34"/>
      <text:p text:style-name="P42"><text:span text:style-name="T6">&lt;field</text:span> <text:span text:style-name="T11">name=</text:span><text:span text:style-name="T13">"target_field"</text:span> <text:span text:style-name="T11">position=</text:span><text:span text:style-name="T13">"after"</text:span><text:span text:style-name="T6">&gt;</text:span></text:p>
      <text:p text:style-name="P44"><text:s text:c="4"/><text:span text:style-name="T7">&lt;field</text:span><text:span text:style-name="T15"> </text:span><text:span text:style-name="T12">name=</text:span><text:span text:style-name="T14">"my_field"</text:span><text:span text:style-name="T15"> </text:span><text:span text:style-name="T12">position=</text:span><text:span text:style-name="T14">"move"</text:span><text:span text:style-name="T7">/&gt;</text:span></text:p>
      <text:p text:style-name="P40">&lt;/field&gt;</text:p>
      <text:h text:style-name="P2" text:outline-level="2"/>
      <text:h text:style-name="P2" text:outline-level="2"><text:span text:style-name="T56">Model commons</text:span><text:bookmark text:name="reference-view-records-model-commons"/><text:span text:style-name="T56"> </text:span>Модель общего пользования</text:h>
      <text:p text:style-name="P46"><text:span text:style-name="Emphasis"><text:span text:style-name="T28">class </text:span></text:span><text:span text:style-name="T34">odoo.addons.base.models.ir_ui_view.</text:span><text:span text:style-name="T35">View</text:span><text:a xlink:type="simple" xlink:href="https://github.com/odoo/odoo/blob/17.0/odoo/addons/base/models/ir_ui_view.py#L153" office:target-frame-name="_blank" xlink:show="new" text:style-name="Internet_20_link" text:visited-style-name="Visited_20_Internet_20_Link"><text:span text:style-name="T32">[source]</text:span></text:a></text:p>
      <text:p text:style-name="P12"><text:span text:style-name="T52">Model.</text:span><text:span text:style-name="T49">get_views(</text:span><text:span text:style-name="Emphasis"><text:span text:style-name="T29">views</text:span></text:span><text:span text:style-name="T51">, </text:span><text:span text:style-name="Emphasis"><text:span text:style-name="T29">options=None</text:span></text:span><text:span text:style-name="T49">)</text:span></text:p>
      <text:p text:style-name="P13">Возвращает fields_views указанных представлений, а также поля текущей модели и, при необходимости, ее фильтры для указанного действия.</text:p>
      <text:p text:style-name="P13">Возвращаемое значение метода может зависеть только от запрошенных типов представлений, прав доступа (представления или другие записи), правил доступа к представлениям, параметров, языка контекста и TYPE_view_ref (другие значения контекста использоваться не могут).</text:p>
      <text:p text:style-name="P13">Выражения Python, содержащиеся в представлениях или представляющие домены (в полях Python), будут оцениваться клиентом со всеми значениями контекста, а также имеющимися у него значениями записей.</text:p>
      <text:p text:style-name="P31">Параметры</text:p>
      <text:list text:style-name="L5">
        <text:list-item>
          <text:p text:style-name="P17"><text:span text:style-name="Strong_20_Emphasis"><text:span text:style-name="T41">views </text:span></text:span><text:span text:style-name="Strong_20_Emphasis"><text:span text:style-name="T9">просмотры</text:span></text:span> – список [view_id, view_type]</text:p>
        </text:list-item>
        <text:list-item>
          <text:p text:style-name="P17"><text:span text:style-name="Strong_20_Emphasis"><text:span text:style-name="T41">options </text:span></text:span><text:span text:style-name="Strong_20_Emphasis"><text:span text:style-name="T9">параметры</text:span></text:span> ( <text:a xlink:type="simple" xlink:href="https://docs.python.org/3/library/stdtypes.html#dict" office:target-frame-name="_blank" xlink:show="new" text:style-name="Internet_20_link" text:visited-style-name="Visited_20_Internet_20_Link"><text:span text:style-name="Emphasis"><text:span text:style-name="T1">dict</text:span></text:span></text:a> ) –</text:p>
          <text:p text:style-name="P17">необязательные логические флаги словаря, устанавливаемые для включения:</text:p>
          <text:p text:style-name="P32"><text:span text:style-name="Source_20_Text"><text:span text:style-name="T23">toolbar</text:span></text:span></text:p>
          <text:p text:style-name="P18">включает контекстные действия при загрузке fields_views</text:p>
          <text:p text:style-name="P32"><text:span text:style-name="Source_20_Text"><text:span text:style-name="T23">load_filters</text:span></text:span></text:p>
          <text:p text:style-name="P18">возвращает фильтры модели</text:p>
          <text:p text:style-name="P32"><text:span text:style-name="Source_20_Text"><text:span text:style-name="T23">action_id</text:span></text:span></text:p>
          <text:p text:style-name="P18">идентификатор действия для получения фильтров, в противном случае загружает глобальные фильтры или модель</text:p>
        </text:list-item>
      </text:list>
      <text:p text:style-name="P31"><text:span text:style-name="T40">Returns </text:span>Возвраты</text:p>
      <text:p text:style-name="P14">словарь с fields_views, полями и опциональными фильтрами</text:p>
      <text:p text:style-name="P12"><text:span text:style-name="T52">Model.</text:span><text:span text:style-name="T49">get_view(</text:span><text:span text:style-name="T50">[</text:span><text:span text:style-name="Emphasis"><text:span text:style-name="T29">view_id | view_type='form'</text:span></text:span><text:span text:style-name="T50">]</text:span><text:span text:style-name="T49">)</text:span></text:p>
      <text:p text:style-name="P13">Получите подробный состав запрашиваемого представления, например, модель, архитектуру представления.</text:p>
      <text:p text:style-name="P13">Возвращаемое значение метода может зависеть только от запрошенных типов представлений, прав доступа (представления или другие записи), правил доступа к представлениям, параметров, языка контекста и TYPE_view_ref (другие значения контекста использоваться не могут).</text:p>
      <text:p text:style-name="P31"><text:span text:style-name="T40">Parameters </text:span>Параметры</text:p>
      <text:list text:style-name="L6">
        <text:list-item>
          <text:p text:style-name="P19"><text:soft-page-break/><text:span text:style-name="Strong_20_Emphasis"><text:span text:style-name="T9">view_id</text:span></text:span> ( <text:a xlink:type="simple" xlink:href="https://docs.python.org/3/library/functions.html#int" office:target-frame-name="_blank" xlink:show="new" text:style-name="Internet_20_link" text:visited-style-name="Visited_20_Internet_20_Link"><text:span text:style-name="Emphasis"><text:span text:style-name="T1">int</text:span></text:span></text:a> ) – идентификатор представления или None</text:p>
        </text:list-item>
        <text:list-item>
          <text:p text:style-name="P19"><text:span text:style-name="Strong_20_Emphasis"><text:span text:style-name="T9">view_type</text:span></text:span> ( <text:a xlink:type="simple" xlink:href="https://docs.python.org/3/library/stdtypes.html#str" office:target-frame-name="_blank" xlink:show="new" text:style-name="Internet_20_link" text:visited-style-name="Visited_20_Internet_20_Link"><text:span text:style-name="Emphasis"><text:span text:style-name="T1">str</text:span></text:span></text:a> ) – тип возвращаемого представления, если view_id равен None ('form', 'tree', …)</text:p>
        </text:list-item>
        <text:list-item>
          <text:p text:style-name="P19"><text:span text:style-name="Strong_20_Emphasis"><text:span text:style-name="T9">options</text:span></text:span> ( <text:a xlink:type="simple" xlink:href="https://docs.python.org/3/library/stdtypes.html#dict" office:target-frame-name="_blank" xlink:show="new" text:style-name="Internet_20_link" text:visited-style-name="Visited_20_Internet_20_Link"><text:span text:style-name="Emphasis"><text:span text:style-name="T1">dict</text:span></text:span></text:a> ) – логические параметры для возврата дополнительных функций: - bool mobile: true, если веб-клиент в данный момент использует адаптивный мобильный вид (для использования представлений kanban вместо представлений списков для полей x2many)</text:p>
        </text:list-item>
      </text:list>
      <text:p text:style-name="P31"><text:span text:style-name="T40">Returns </text:span>Возвраты</text:p>
      <text:p text:style-name="P14">состав запрошенного представления (включая унаследованные представления и расширения)</text:p>
      <text:p text:style-name="P31"><text:span text:style-name="T40">Return type </text:span>Тип возврата</text:p>
      <text:p text:style-name="P14"><text:a xlink:type="simple" xlink:href="https://docs.python.org/3/library/stdtypes.html#dict" office:target-frame-name="_blank" xlink:show="new" text:style-name="Internet_20_link" text:visited-style-name="Visited_20_Internet_20_Link">dict</text:a><text:span text:style-name="T31"> </text:span><text:a xlink:type="simple" xlink:href="https://docs.python.org/3/library/stdtypes.html#dict" office:target-frame-name="_blank" xlink:show="new" text:style-name="Internet_20_link" text:visited-style-name="Visited_20_Internet_20_Link"><text:span text:style-name="T1">дикт</text:span></text:a></text:p>
      <text:p text:style-name="P31"><text:span text:style-name="T40">Raises </text:span>Поднимает</text:p>
      <text:list text:style-name="L7">
        <text:list-item>
          <text:p text:style-name="P20"><text:a xlink:type="simple" xlink:href="https://docs.python.org/3/library/exceptions.html#AttributeError" office:target-frame-name="_blank" xlink:show="new" text:style-name="Internet_20_link" text:visited-style-name="Visited_20_Internet_20_Link"><text:span text:style-name="Strong_20_Emphasis"><text:span text:style-name="T2">AttributeError</text:span></text:span></text:a> –</text:p>
          <text:list>
            <text:list-item>
              <text:p text:style-name="P20">если унаследованное представление имеет неизвестную позицию для работы, отличную от «до», «после», «внутри», «заменить»</text:p>
            </text:list-item>
            <text:list-item>
              <text:p text:style-name="P20">если в родительском представлении найден какой-либо тег, отличный от «position»</text:p>
            </text:list-item>
          </text:list>
        </text:list-item>
        <text:list-item>
          <text:p text:style-name="P20"><text:span text:style-name="Strong_20_Emphasis"><text:span text:style-name="T41">Invalid ArchitectureError </text:span></text:span><text:span text:style-name="Strong_20_Emphasis"><text:span text:style-name="T9">Недопустимая АрхитектураОшибка</text:span></text:span> – если в структуре определен тип представления, отличный от формы, дерева, календаря, поиска и т. д.</text:p>
        </text:list-item>
      </text:list>
      <text:p text:style-name="P47"><text:a xlink:type="simple" xlink:href="https://github.com/odoo/documentation/edit/17.0/content/developer/reference/user_interface/view_records.rst" text:style-name="Internet_20_link" text:visited-style-name="Visited_20_Internet_20_Link"><text:span text:style-name="T1">Редактировать на GitHub</text:span></text:a></text:p>
      <text:h text:style-name="P9" text:outline-level="5">На этой странице</text:h>
      <text:list text:style-name="L8">
        <text:list-item>
          <text:list>
            <text:list-item>
              <text:p text:style-name="P57"><text:a xlink:type="simple" xlink:href="https://www.odoo.com/documentation/17.0/developer/reference/user_interface/view_records.html#generic-structure" text:style-name="Internet_20_link" text:visited-style-name="Visited_20_Internet_20_Link"><text:bookmark text:name="o_target_165"/><text:span text:style-name="T27">Общая структура</text:span></text:a></text:p>
            </text:list-item>
            <text:list-item>
              <text:p text:style-name="P57"><text:a xlink:type="simple" xlink:href="https://www.odoo.com/documentation/17.0/developer/reference/user_interface/view_records.html#view-types" text:style-name="Internet_20_link" text:visited-style-name="Visited_20_Internet_20_Link"><text:span text:style-name="T27">Виды просмотра</text:span></text:a></text:p>
            </text:list-item>
            <text:list-item>
              <text:p text:style-name="P57"><text:a xlink:type="simple" xlink:href="https://www.odoo.com/documentation/17.0/developer/reference/user_interface/view_records.html#fields" text:style-name="Internet_20_link" text:visited-style-name="Visited_20_Internet_20_Link"><text:span text:style-name="T27">Поля</text:span></text:a></text:p>
            </text:list-item>
            <text:list-item>
              <text:p text:style-name="P57"><text:a xlink:type="simple" xlink:href="https://www.odoo.com/documentation/17.0/developer/reference/user_interface/view_records.html#inheritance" text:style-name="Internet_20_link" text:visited-style-name="Visited_20_Internet_20_Link"><text:span text:style-name="T27">Наследование</text:span></text:a></text:p>
            </text:list-item>
            <text:list-item>
              <text:p text:style-name="P57"><text:a xlink:type="simple" xlink:href="https://www.odoo.com/documentation/17.0/developer/reference/user_interface/view_records.html#model-commons" text:style-name="Internet_20_link" text:visited-style-name="Visited_20_Internet_20_Link"><text:span text:style-name="T3">Модель общего пользования</text:span></text:a>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, Menlo, 'DejaVu Sans Mono', 'Bitstream Vera Sans Mono', monospace"/>
    <style:font-face style:name="Inter" svg:font-family="Inter, 'Segoe UI', Roboto, 'Helvetica Neue', Arial, 'Noto Sans', 'Liberatio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Slab" svg:font-family="'Roboto Slab', Georgia, 'Times New Roman', Times, serif"/>
    <style:font-face style:name="var bs-font-monospace" svg:font-family="'var bs-font-monospac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31T16:03:25.357646897</meta:creation-date>
    <meta:generator>LibreOffice/24.2.5.2$Linux_X86_64 LibreOffice_project/bffef4ea93e59bebbeaf7f431bb02b1a39ee8a59</meta:generator>
    <dc:date>2024-08-31T17:22:24.913942492</dc:date>
    <meta:editing-duration>PT1H18M46S</meta:editing-duration>
    <meta:editing-cycles>27</meta:editing-cycles>
    <meta:document-statistic meta:table-count="0" meta:image-count="0" meta:object-count="0" meta:page-count="8" meta:paragraph-count="232" meta:word-count="1533" meta:character-count="13342" meta:non-whitespace-character-count="11893"/>
  </office:meta>
</office:document-meta>
</file>